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d7fa7d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1f1f1cf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15540" officeooo:paragraph-rsid="014f0d53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89541" officeooo:paragraph-rsid="0108beb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3d0d9" officeooo:paragraph-rsid="01c3d0d9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1fee45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d268e8" officeooo:paragraph-rsid="021a03e5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1e98d09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1e98d09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d50b20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23bc40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b804e3" officeooo:paragraph-rsid="01bcbfa6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da9c2d" officeooo:paragraph-rsid="004cf77c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a7ca9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d7aa2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4aa0a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a533d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a533d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7ee1f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a7ca9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d7aa2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a7ca9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b3fa5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d76ae" officeooo:paragraph-rsid="0108beb1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 style:text-autospace="none"/>
      <style:text-properties fo:color="#000000" style:font-name="FreeMono1" fo:font-size="13pt" style:text-underline-style="none" fo:font-weight="normal" officeooo:rsid="018e3118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8b5c6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27c83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5350b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383cf3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2215ebe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b9caf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5272a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b8250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f445" officeooo:paragraph-rsid="0177f445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8a90e" officeooo:paragraph-rsid="017b9caf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859010" officeooo:paragraph-rsid="017b9caf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4d6bb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f7ee1f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efbb1" officeooo:paragraph-rsid="0094a78b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9800f" officeooo:paragraph-rsid="01d6180d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e4cd9b" officeooo:paragraph-rsid="01e98d09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3fb03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7e28f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6ad8c" officeooo:paragraph-rsid="01747c8e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25272a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8a406" officeooo:paragraph-rsid="0228a406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style:font-name="Jomolhari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a69ee1" style:font-size-asian="16pt" style:font-weight-asian="bold" style:font-size-complex="16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164a3c3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8749b1" officeooo:paragraph-rsid="018877fe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8877fe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132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133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90f2d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6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1c49d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7" style:family="paragraph" style:parent-style-name="Standard">
      <style:paragraph-properties style:text-autospace="none"/>
      <style:text-properties style:font-name="FreeMono1" fo:font-size="13pt" officeooo:paragraph-rsid="018e3118" style:font-name-asian="FreeMono" style:font-size-asian="13pt" style:font-name-complex="FreeMono" style:font-size-complex="13pt"/>
    </style:style>
    <style:style style:name="P138" style:family="paragraph" style:parent-style-name="Standard">
      <style:paragraph-properties style:text-autospace="none"/>
      <style:text-properties style:font-name="FreeMono1" fo:font-size="13pt" fo:font-style="normal" fo:font-weight="normal" officeooo:rsid="0181c49d" officeooo:paragraph-rsid="018e3118" style:font-name-asian="FreeMono" style:font-size-asian="13pt" style:font-style-asian="normal" style:font-weight-asian="normal" style:font-name-complex="FreeMono" style:font-size-complex="13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officeooo:paragraph-rsid="00907ee1"/>
    </style:style>
    <style:style style:name="P140" style:family="paragraph" style:parent-style-name="Standard">
      <style:paragraph-properties fo:text-align="start" style:justify-single-word="false"/>
      <style:text-properties officeooo:paragraph-rsid="01dfe20d"/>
    </style:style>
    <style:style style:name="P141" style:family="paragraph" style:parent-style-name="Standard">
      <style:paragraph-properties fo:text-align="start" style:justify-single-word="false"/>
      <style:text-properties fo:color="#0000ff" style:font-name="Jomolhari" fo:font-size="13pt" style:text-underline-style="none" fo:font-weight="normal" officeooo:rsid="02345b5f" officeooo:paragraph-rsid="02345b5f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use-window-font-color="true" style:font-name="Jomolhari" fo:font-size="13pt" style:text-underline-style="none" fo:font-weight="normal" officeooo:rsid="022b5fec" officeooo:paragraph-rsid="022b8250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use-window-font-color="true" style:font-name="Jomolhari" fo:font-size="13pt" style:text-underline-style="none" fo:font-weight="normal" officeooo:rsid="022b8250" officeooo:paragraph-rsid="022b8250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margin-left="0in" fo:margin-right="0in" fo:text-indent="0in" style:auto-text-indent="false"/>
      <style:text-properties style:font-name="Jomolhari" fo:font-size="13pt" officeooo:paragraph-rsid="00288e6d" style:font-size-asian="13pt" style:font-size-complex="13pt"/>
    </style:style>
    <style:style style:name="P145" style:family="paragraph" style:parent-style-name="Standard" style:list-style-name="L1">
      <style:paragraph-properties fo:text-align="start" style:justify-single-word="false"/>
      <style:text-properties officeooo:paragraph-rsid="022b8250"/>
    </style:style>
    <style:style style:name="P146" style:family="paragraph" style:parent-style-name="Standard" style:list-style-name="L1">
      <style:paragraph-properties fo:text-align="start" style:justify-single-word="false"/>
      <style:text-properties fo:font-weight="bold" officeooo:paragraph-rsid="022b8250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4a1292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2f23f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89b0d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5f2b40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0a349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425ca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dad6d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dfc4d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6f940c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13b2c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1efbf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3f949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7d5ee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5c32d7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5e072b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5e600e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5f2b40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6dad6d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32bd9c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2345b5f" style:font-size-asian="16pt" style:font-weight-asian="bold" style:font-size-complex="16pt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281959f" style:font-size-asian="16pt" style:font-weight-asian="bold" style:font-size-complex="16pt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3f949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46a53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6af84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77d5ee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use-window-font-color="true" style:font-name="Jomolhari" fo:font-size="13pt" style:text-underline-style="none" fo:font-weight="normal" officeooo:rsid="022b8250" officeooo:paragraph-rsid="022b8250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ff" style:font-name="Jomolhari" fo:font-size="13pt" style:text-underline-style="none" fo:font-weight="bold" officeooo:rsid="0164a3c3" officeooo:paragraph-rsid="0281959f" style:font-size-asian="13pt" style:font-weight-asian="bold" style:font-size-complex="13pt" style:font-weight-complex="bold"/>
    </style:style>
    <style:style style:name="P175" style:family="paragraph">
      <style:paragraph-properties fo:text-align="center"/>
    </style:style>
    <style:style style:name="T1" style:family="text">
      <style:text-properties style:font-name="FreeMono1"/>
    </style:style>
    <style:style style:name="T2" style:family="text">
      <style:text-properties style:font-name="FreeMono1" officeooo:rsid="007200c7"/>
    </style:style>
    <style:style style:name="T3" style:family="text">
      <style:text-properties style:font-name="FreeMono1" officeooo:rsid="00ad103c"/>
    </style:style>
    <style:style style:name="T4" style:family="text">
      <style:text-properties style:font-name="FreeMono1" officeooo:rsid="00b804e3"/>
    </style:style>
    <style:style style:name="T5" style:family="text">
      <style:text-properties style:font-name="FreeMono1" officeooo:rsid="00b9656e"/>
    </style:style>
    <style:style style:name="T6" style:family="text">
      <style:text-properties style:font-name="FreeMono1" officeooo:rsid="00cb20f3"/>
    </style:style>
    <style:style style:name="T7" style:family="text">
      <style:text-properties style:font-name="FreeMono1" officeooo:rsid="00f02d5b"/>
    </style:style>
    <style:style style:name="T8" style:family="text">
      <style:text-properties style:font-name="FreeMono1" officeooo:rsid="0102d0ef"/>
    </style:style>
    <style:style style:name="T9" style:family="text">
      <style:text-properties style:font-name="FreeMono1" officeooo:rsid="01044023"/>
    </style:style>
    <style:style style:name="T10" style:family="text">
      <style:text-properties style:font-name="FreeMono1" officeooo:rsid="0114970b"/>
    </style:style>
    <style:style style:name="T11" style:family="text">
      <style:text-properties style:font-name="FreeMono1" officeooo:rsid="010b5b7a"/>
    </style:style>
    <style:style style:name="T12" style:family="text">
      <style:text-properties style:font-name="FreeMono1" fo:font-size="13pt" style:font-size-asian="13pt" style:font-size-complex="13pt"/>
    </style:style>
    <style:style style:name="T13" style:family="text">
      <style:text-properties style:font-name="FreeMono1" fo:font-size="13pt" officeooo:rsid="01338b22" style:font-size-asian="13pt" style:font-size-complex="13pt"/>
    </style:style>
    <style:style style:name="T14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15" style:family="text">
      <style:text-properties style:font-name="FreeMono1" fo:font-weight="normal" officeooo:rsid="01b0b0eb" style:font-weight-asian="normal" style:font-weight-complex="normal"/>
    </style:style>
    <style:style style:name="T16" style:family="text">
      <style:text-properties style:font-name="FreeMono1" fo:font-weight="normal" officeooo:rsid="01b1e7ff" style:font-weight-asian="normal" style:font-weight-complex="normal"/>
    </style:style>
    <style:style style:name="T17" style:family="text">
      <style:text-properties style:font-name="FreeMono1" fo:font-weight="normal" officeooo:rsid="01b29570" style:font-weight-asian="normal" style:font-weight-complex="normal"/>
    </style:style>
    <style:style style:name="T18" style:family="text">
      <style:text-properties style:font-name="FreeMono1" fo:font-weight="normal" officeooo:rsid="01b4d6bb" style:font-weight-asian="normal" style:font-weight-complex="normal"/>
    </style:style>
    <style:style style:name="T19" style:family="text">
      <style:text-properties style:font-name="FreeMono1" fo:font-weight="normal" officeooo:rsid="01b5b887" style:font-weight-asian="normal" style:font-weight-complex="normal"/>
    </style:style>
    <style:style style:name="T20" style:family="text">
      <style:text-properties style:font-name="FreeMono1" officeooo:rsid="017788d2"/>
    </style:style>
    <style:style style:name="T21" style:family="text">
      <style:text-properties style:font-name="FreeMono1" officeooo:rsid="0178a90e"/>
    </style:style>
    <style:style style:name="T22" style:family="text">
      <style:text-properties style:font-name="FreeMono1" officeooo:rsid="017b9caf"/>
    </style:style>
    <style:style style:name="T23" style:family="text">
      <style:text-properties style:font-name="FreeMono1" officeooo:rsid="01929fbc" style:font-name-asian="FreeMono" style:font-name-complex="FreeMono"/>
    </style:style>
    <style:style style:name="T24" style:family="text">
      <style:text-properties style:font-name="FreeMono1" officeooo:rsid="018ec87d" style:font-name-asian="FreeMono" style:font-name-complex="FreeMono"/>
    </style:style>
    <style:style style:name="T25" style:family="text">
      <style:text-properties style:font-name="FreeMono1" officeooo:rsid="01972683" style:font-name-asian="FreeMono" style:font-name-complex="FreeMono"/>
    </style:style>
    <style:style style:name="T26" style:family="text">
      <style:text-properties style:font-name="FreeMono1" officeooo:rsid="019cc1c8" style:font-name-asian="FreeMono" style:font-name-complex="FreeMono"/>
    </style:style>
    <style:style style:name="T27" style:family="text">
      <style:text-properties style:font-name="FreeMono1" officeooo:rsid="0092ca38" style:font-name-asian="FreeMono" style:font-name-complex="FreeMono"/>
    </style:style>
    <style:style style:name="T28" style:family="text">
      <style:text-properties style:font-name="FreeMono1" officeooo:rsid="008f91cd" style:font-name-asian="FreeMono" style:font-name-complex="FreeMono"/>
    </style:style>
    <style:style style:name="T29" style:family="text">
      <style:text-properties style:font-name="FreeMono1" officeooo:rsid="01a54219" style:font-name-asian="FreeMono" style:font-name-complex="FreeMono"/>
    </style:style>
    <style:style style:name="T30" style:family="text">
      <style:text-properties style:font-name="FreeMono1" officeooo:rsid="01ab3992" style:font-name-asian="FreeMono" style:font-name-complex="FreeMono"/>
    </style:style>
    <style:style style:name="T31" style:family="text">
      <style:text-properties style:font-name="FreeMono1" officeooo:rsid="01ade907" style:font-name-asian="FreeMono" style:font-name-complex="FreeMono"/>
    </style:style>
    <style:style style:name="T32" style:family="text">
      <style:text-properties style:font-name="FreeMono1" officeooo:rsid="01bcbfa6"/>
    </style:style>
    <style:style style:name="T33" style:family="text">
      <style:text-properties style:font-name="FreeMono1" officeooo:rsid="01d6180d"/>
    </style:style>
    <style:style style:name="T34" style:family="text">
      <style:text-properties style:font-name="FreeMono1" officeooo:rsid="01d7e53e"/>
    </style:style>
    <style:style style:name="T35" style:family="text">
      <style:text-properties style:font-name="FreeMono1" officeooo:rsid="01714a0f"/>
    </style:style>
    <style:style style:name="T36" style:family="text">
      <style:text-properties style:font-name="FreeMono1" officeooo:rsid="01d7fa7d"/>
    </style:style>
    <style:style style:name="T37" style:family="text">
      <style:text-properties style:font-name="FreeMono1" officeooo:rsid="01e3900b"/>
    </style:style>
    <style:style style:name="T38" style:family="text">
      <style:text-properties style:font-name="FreeMono1" officeooo:rsid="01fdd770"/>
    </style:style>
    <style:style style:name="T39" style:family="text">
      <style:text-properties style:font-name="FreeMono1" officeooo:rsid="0200b089"/>
    </style:style>
    <style:style style:name="T40" style:family="text">
      <style:text-properties style:font-name="FreeMono1" officeooo:rsid="020dbeae"/>
    </style:style>
    <style:style style:name="T41" style:family="text">
      <style:text-properties style:font-name="FreeMono1" officeooo:rsid="020fb210"/>
    </style:style>
    <style:style style:name="T42" style:family="text">
      <style:text-properties style:font-name="FreeMono1" officeooo:rsid="0213fb03"/>
    </style:style>
    <style:style style:name="T43" style:family="text">
      <style:text-properties style:font-name="FreeMono1" officeooo:rsid="021a7ca9"/>
    </style:style>
    <style:style style:name="T44" style:family="text">
      <style:text-properties style:font-name="FreeMono1" officeooo:rsid="02215ebe"/>
    </style:style>
    <style:style style:name="T45" style:family="text">
      <style:text-properties style:font-name="FreeMono1" officeooo:rsid="021f80b8"/>
    </style:style>
    <style:style style:name="T46" style:family="text">
      <style:text-properties style:font-name="FreeMono1" officeooo:rsid="021b3fa5"/>
    </style:style>
    <style:style style:name="T47" style:family="text">
      <style:text-properties style:font-name="FreeMono1" officeooo:rsid="01e98d09"/>
    </style:style>
    <style:style style:name="T48" style:family="text">
      <style:text-properties style:font-name="FreeMono1" officeooo:rsid="02043da2"/>
    </style:style>
    <style:style style:name="T49" style:family="text">
      <style:text-properties style:font-name="FreeMono1" officeooo:rsid="01c9b2cb"/>
    </style:style>
    <style:style style:name="T50" style:family="text">
      <style:text-properties style:font-name="FreeMono1" officeooo:rsid="01bdf059"/>
    </style:style>
    <style:style style:name="T51" style:family="text">
      <style:text-properties style:font-name="FreeMono1" officeooo:rsid="021079d3"/>
    </style:style>
    <style:style style:name="T52" style:family="text">
      <style:text-properties style:font-name="FreeMono1" officeooo:rsid="01d116d7"/>
    </style:style>
    <style:style style:name="T53" style:family="text">
      <style:text-properties style:font-name="FreeMono1" officeooo:rsid="01d27bfc"/>
    </style:style>
    <style:style style:name="T54" style:family="text">
      <style:text-properties style:font-name="FreeMono1" officeooo:rsid="0223bc40"/>
    </style:style>
    <style:style style:name="T55" style:family="text">
      <style:text-properties style:font-name="FreeMono1" officeooo:rsid="022b8250"/>
    </style:style>
    <style:style style:name="T56" style:family="text">
      <style:text-properties style:font-name="FreeMono1" officeooo:rsid="0238c68e"/>
    </style:style>
    <style:style style:name="T57" style:family="text">
      <style:text-properties fo:font-weight="normal" officeooo:rsid="0019b933" style:font-weight-asian="normal" style:font-weight-complex="normal"/>
    </style:style>
    <style:style style:name="T58" style:family="text">
      <style:text-properties fo:font-weight="normal" officeooo:rsid="001b77f1" style:font-weight-asian="normal" style:font-weight-complex="normal"/>
    </style:style>
    <style:style style:name="T59" style:family="text">
      <style:text-properties fo:font-weight="normal" officeooo:rsid="001e4cc3" style:font-weight-asian="normal" style:font-weight-complex="normal"/>
    </style:style>
    <style:style style:name="T60" style:family="text">
      <style:text-properties fo:font-weight="normal" officeooo:rsid="001ff759" style:font-weight-asian="normal" style:font-weight-complex="normal"/>
    </style:style>
    <style:style style:name="T61" style:family="text">
      <style:text-properties fo:font-weight="normal" officeooo:rsid="0025807d" style:font-weight-asian="normal" style:font-weight-complex="normal"/>
    </style:style>
    <style:style style:name="T62" style:family="text">
      <style:text-properties fo:font-weight="normal" officeooo:rsid="00217b28" style:font-weight-asian="normal" style:font-weight-complex="normal"/>
    </style:style>
    <style:style style:name="T63" style:family="text">
      <style:text-properties fo:font-weight="normal" officeooo:rsid="0023e396" style:font-weight-asian="normal" style:font-weight-complex="normal"/>
    </style:style>
    <style:style style:name="T64" style:family="text">
      <style:text-properties fo:font-weight="normal" officeooo:rsid="00288e6d" style:font-weight-asian="normal" style:font-weight-complex="normal"/>
    </style:style>
    <style:style style:name="T65" style:family="text">
      <style:text-properties fo:font-weight="normal" officeooo:rsid="010a8fef" style:font-weight-asian="normal" style:font-weight-complex="normal"/>
    </style:style>
    <style:style style:name="T66" style:family="text">
      <style:text-properties fo:font-weight="normal" officeooo:rsid="01b0b0eb" style:font-weight-asian="normal" style:font-weight-complex="normal"/>
    </style:style>
    <style:style style:name="T67" style:family="text">
      <style:text-properties fo:font-weight="normal" officeooo:rsid="01b4d6bb" style:font-weight-asian="normal" style:font-weight-complex="normal"/>
    </style:style>
    <style:style style:name="T68" style:family="text">
      <style:text-properties fo:font-weight="normal" officeooo:rsid="01b5b887" style:font-weight-asian="normal" style:font-weight-complex="normal"/>
    </style:style>
    <style:style style:name="T69" style:family="text">
      <style:text-properties fo:font-weight="normal" officeooo:rsid="01b6d1ce" style:font-weight-asian="normal" style:font-weight-complex="normal"/>
    </style:style>
    <style:style style:name="T70" style:family="text">
      <style:text-properties fo:font-weight="normal" officeooo:rsid="01b76207" style:font-weight-asian="normal" style:font-weight-complex="normal"/>
    </style:style>
    <style:style style:name="T71" style:family="text">
      <style:text-properties fo:font-weight="normal" officeooo:rsid="01b9800f" style:font-weight-asian="normal" style:font-weight-complex="normal"/>
    </style:style>
    <style:style style:name="T72" style:family="text">
      <style:text-properties fo:font-style="italic" officeooo:rsid="00589877" style:font-style-asian="italic" style:font-style-complex="italic"/>
    </style:style>
    <style:style style:name="T73" style:family="text">
      <style:text-properties fo:font-style="italic" officeooo:rsid="005a0a31" style:font-style-asian="italic" style:font-style-complex="italic"/>
    </style:style>
    <style:style style:name="T74" style:family="text">
      <style:text-properties fo:font-style="italic" officeooo:rsid="010b5b7a" style:font-style-asian="italic" style:font-style-complex="italic"/>
    </style:style>
    <style:style style:name="T75" style:family="text">
      <style:text-properties fo:font-style="italic" officeooo:rsid="010f638a" style:font-style-asian="italic" style:font-style-complex="italic"/>
    </style:style>
    <style:style style:name="T76" style:family="text">
      <style:text-properties fo:font-style="italic" officeooo:rsid="017e7627" style:font-style-asian="italic" style:font-style-complex="italic"/>
    </style:style>
    <style:style style:name="T77" style:family="text">
      <style:text-properties fo:font-style="italic" officeooo:rsid="01c3d0d9" style:font-style-asian="italic" style:font-style-complex="italic"/>
    </style:style>
    <style:style style:name="T78" style:family="text">
      <style:text-properties fo:font-style="italic" officeooo:rsid="01c9b2cb" style:font-style-asian="italic" style:font-style-complex="italic"/>
    </style:style>
    <style:style style:name="T79" style:family="text">
      <style:text-properties fo:font-style="italic" officeooo:rsid="01cb609a" style:font-style-asian="italic" style:font-style-complex="italic"/>
    </style:style>
    <style:style style:name="T80" style:family="text">
      <style:text-properties fo:font-style="italic" officeooo:rsid="01d03d4d" style:font-style-asian="italic" style:font-style-complex="italic"/>
    </style:style>
    <style:style style:name="T81" style:family="text">
      <style:text-properties fo:font-style="italic" officeooo:rsid="01e98d09" style:font-style-asian="italic" style:font-style-complex="italic"/>
    </style:style>
    <style:style style:name="T82" style:family="text">
      <style:text-properties fo:font-style="normal" officeooo:rsid="008fc3c0" style:font-style-asian="normal" style:font-style-complex="normal"/>
    </style:style>
    <style:style style:name="T83" style:family="text">
      <style:text-properties fo:font-style="normal" officeooo:rsid="010a8fef" style:font-style-asian="normal" style:font-style-complex="normal"/>
    </style:style>
    <style:style style:name="T84" style:family="text">
      <style:text-properties fo:font-style="normal" officeooo:rsid="010b5b7a" style:font-style-asian="normal" style:font-style-complex="normal"/>
    </style:style>
    <style:style style:name="T85" style:family="text">
      <style:text-properties fo:font-style="normal" officeooo:rsid="010b6d63" style:font-style-asian="normal" style:font-style-complex="normal"/>
    </style:style>
    <style:style style:name="T86" style:family="text">
      <style:text-properties fo:font-style="normal" officeooo:rsid="01c68865" style:font-style-asian="normal" style:font-style-complex="normal"/>
    </style:style>
    <style:style style:name="T87" style:family="text">
      <style:text-properties fo:font-style="normal" officeooo:rsid="0237e496" style:font-style-asian="normal" style:font-style-complex="normal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90" style:family="text">
      <style:text-properties style:font-name="Liberation Serif1" fo:font-weight="normal" officeooo:rsid="00288e6d" style:font-weight-asian="normal" style:font-weight-complex="normal"/>
    </style:style>
    <style:style style:name="T91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92" style:family="text">
      <style:text-properties style:font-name="Liberation Serif1" officeooo:rsid="0118f586"/>
    </style:style>
    <style:style style:name="T93" style:family="text">
      <style:text-properties officeooo:rsid="0032efce"/>
    </style:style>
    <style:style style:name="T94" style:family="text">
      <style:text-properties officeooo:rsid="003849c4"/>
    </style:style>
    <style:style style:name="T95" style:family="text">
      <style:text-properties officeooo:rsid="0039785f"/>
    </style:style>
    <style:style style:name="T96" style:family="text">
      <style:text-properties officeooo:rsid="0043487d"/>
    </style:style>
    <style:style style:name="T97" style:family="text">
      <style:text-properties officeooo:rsid="0043d33a"/>
    </style:style>
    <style:style style:name="T98" style:family="text">
      <style:text-properties officeooo:rsid="004fc5a1"/>
    </style:style>
    <style:style style:name="T99" style:family="text">
      <style:text-properties officeooo:rsid="00517544"/>
    </style:style>
    <style:style style:name="T100" style:family="text">
      <style:text-properties officeooo:rsid="00570f5e"/>
    </style:style>
    <style:style style:name="T101" style:family="text">
      <style:text-properties officeooo:rsid="00589877"/>
    </style:style>
    <style:style style:name="T102" style:family="text">
      <style:text-properties officeooo:rsid="005d7b27"/>
    </style:style>
    <style:style style:name="T103" style:family="text">
      <style:text-properties officeooo:rsid="00618033"/>
    </style:style>
    <style:style style:name="T104" style:family="text">
      <style:text-properties officeooo:rsid="0066c4be"/>
    </style:style>
    <style:style style:name="T105" style:family="text">
      <style:text-properties style:font-name="Jomolhari" officeooo:rsid="007200c7"/>
    </style:style>
    <style:style style:name="T106" style:family="text">
      <style:text-properties style:font-name="Jomolhari" officeooo:rsid="008053f5"/>
    </style:style>
    <style:style style:name="T107" style:family="text">
      <style:text-properties style:font-name="Jomolhari" officeooo:rsid="0032efce"/>
    </style:style>
    <style:style style:name="T108" style:family="text">
      <style:text-properties style:font-name="Jomolhari" officeooo:rsid="008894f2"/>
    </style:style>
    <style:style style:name="T109" style:family="text">
      <style:text-properties style:font-name="Jomolhari" officeooo:rsid="0089ccf0"/>
    </style:style>
    <style:style style:name="T110" style:family="text">
      <style:text-properties style:font-name="Jomolhari" officeooo:rsid="008a6f9a"/>
    </style:style>
    <style:style style:name="T111" style:family="text">
      <style:text-properties style:font-name="Jomolhari" officeooo:rsid="008e3e08"/>
    </style:style>
    <style:style style:name="T112" style:family="text">
      <style:text-properties style:font-name="Jomolhari" fo:font-size="13pt" style:font-size-asian="13pt" style:font-size-complex="13pt"/>
    </style:style>
    <style:style style:name="T113" style:family="text">
      <style:text-properties style:font-name="Jomolhari" fo:font-size="13pt" officeooo:rsid="01338b22" style:font-size-asian="13pt" style:font-size-complex="13pt"/>
    </style:style>
    <style:style style:name="T114" style:family="text">
      <style:text-properties style:font-name="Jomolhari" officeooo:rsid="010a8fef"/>
    </style:style>
    <style:style style:name="T115" style:family="text">
      <style:text-properties style:font-name="Jomolhari" officeooo:rsid="010b5b7a"/>
    </style:style>
    <style:style style:name="T116" style:family="text">
      <style:text-properties style:font-name="Jomolhari" officeooo:rsid="010f638a"/>
    </style:style>
    <style:style style:name="T117" style:family="text">
      <style:text-properties style:font-name="Jomolhari" officeooo:rsid="008f91cd" style:font-name-asian="FreeMono" style:font-name-complex="FreeMono"/>
    </style:style>
    <style:style style:name="T118" style:family="text">
      <style:text-properties style:font-name="Jomolhari" officeooo:rsid="00ef08d7" style:font-name-asian="FreeMono" style:font-name-complex="FreeMono"/>
    </style:style>
    <style:style style:name="T119" style:family="text">
      <style:text-properties style:font-name="Jomolhari" officeooo:rsid="00ef60f6" style:font-name-asian="FreeMono" style:font-name-complex="FreeMono"/>
    </style:style>
    <style:style style:name="T120" style:family="text">
      <style:text-properties style:font-name="Jomolhari" officeooo:rsid="00f54338" style:font-name-asian="FreeMono" style:font-name-complex="FreeMono"/>
    </style:style>
    <style:style style:name="T121" style:family="text">
      <style:text-properties style:font-name="Jomolhari" officeooo:rsid="018cd052" style:font-name-asian="FreeMono" style:font-name-complex="FreeMono"/>
    </style:style>
    <style:style style:name="T122" style:family="text">
      <style:text-properties style:font-name="Jomolhari" officeooo:rsid="0093ee39" style:font-name-asian="FreeMono" style:font-name-complex="FreeMono"/>
    </style:style>
    <style:style style:name="T123" style:family="text">
      <style:text-properties style:font-name="Jomolhari" officeooo:rsid="0092ca38" style:font-name-asian="FreeMono" style:font-name-complex="FreeMono"/>
    </style:style>
    <style:style style:name="T124" style:family="text">
      <style:text-properties style:font-name="Jomolhari" officeooo:rsid="00efcdf8" style:font-name-asian="FreeMono" style:font-name-complex="FreeMono"/>
    </style:style>
    <style:style style:name="T125" style:family="text">
      <style:text-properties style:font-name="Jomolhari" officeooo:rsid="018f8d36" style:font-name-asian="FreeMono" style:font-name-complex="FreeMono"/>
    </style:style>
    <style:style style:name="T126" style:family="text">
      <style:text-properties style:font-name="Jomolhari" officeooo:rsid="0190f242" style:font-name-asian="FreeMono" style:font-name-complex="FreeMono"/>
    </style:style>
    <style:style style:name="T127" style:family="text">
      <style:text-properties style:font-name="Jomolhari" officeooo:rsid="01a69ee1" style:font-name-asian="FreeMono" style:font-name-complex="FreeMono"/>
    </style:style>
    <style:style style:name="T128" style:family="text">
      <style:text-properties style:font-name="Jomolhari" officeooo:rsid="01ab3992" style:font-name-asian="FreeMono" style:font-name-complex="FreeMono"/>
    </style:style>
    <style:style style:name="T129" style:family="text">
      <style:text-properties style:font-name="Jomolhari" officeooo:rsid="01abc226" style:font-name-asian="FreeMono" style:font-name-complex="FreeMono"/>
    </style:style>
    <style:style style:name="T130" style:family="text">
      <style:text-properties style:font-name="Jomolhari" officeooo:rsid="01ade907" style:font-name-asian="FreeMono" style:font-name-complex="FreeMono"/>
    </style:style>
    <style:style style:name="T131" style:family="text">
      <style:text-properties style:font-name="Jomolhari" officeooo:rsid="019cc1c8" style:font-name-asian="FreeMono" style:font-name-complex="FreeMono"/>
    </style:style>
    <style:style style:name="T132" style:family="text">
      <style:text-properties style:font-name="Jomolhari" fo:font-weight="normal" officeooo:rsid="00fd9f19" style:font-name-asian="FreeMono" style:font-weight-asian="normal" style:font-name-complex="FreeMono" style:font-weight-complex="normal"/>
    </style:style>
    <style:style style:name="T133" style:family="text">
      <style:text-properties style:font-name="Jomolhari" fo:font-weight="normal" officeooo:rsid="00ff3a72" style:font-name-asian="FreeMono" style:font-weight-asian="normal" style:font-name-complex="FreeMono" style:font-weight-complex="normal"/>
    </style:style>
    <style:style style:name="T134" style:family="text">
      <style:text-properties style:font-name="Jomolhari" fo:font-weight="normal" officeooo:rsid="00ff3cbe" style:font-name-asian="FreeMono" style:font-weight-asian="normal" style:font-name-complex="FreeMono" style:font-weight-complex="normal"/>
    </style:style>
    <style:style style:name="T135" style:family="text">
      <style:text-properties style:font-name="Jomolhari" fo:font-weight="normal" officeooo:rsid="010123cb" style:font-name-asian="FreeMono" style:font-weight-asian="normal" style:font-name-complex="FreeMono" style:font-weight-complex="normal"/>
    </style:style>
    <style:style style:name="T136" style:family="text">
      <style:text-properties style:font-name="Jomolhari" fo:font-style="italic" officeooo:rsid="01ab3992" style:font-name-asian="FreeMono" style:font-style-asian="italic" style:font-name-complex="FreeMono" style:font-style-complex="italic"/>
    </style:style>
    <style:style style:name="T137" style:family="text">
      <style:text-properties style:font-name="Jomolhari" officeooo:rsid="01bcbfa6"/>
    </style:style>
    <style:style style:name="T138" style:family="text">
      <style:text-properties style:font-name="Jomolhari" officeooo:rsid="00b804e3"/>
    </style:style>
    <style:style style:name="T139" style:family="text">
      <style:text-properties style:font-name="Jomolhari" officeooo:rsid="01e98d09"/>
    </style:style>
    <style:style style:name="T140" style:family="text">
      <style:text-properties style:font-name="Jomolhari" officeooo:rsid="0207d5ad"/>
    </style:style>
    <style:style style:name="T141" style:family="text">
      <style:text-properties style:font-name="Jomolhari" fo:font-size="16pt" fo:font-weight="bold" officeooo:rsid="0018b72f" style:font-size-asian="16pt" style:font-weight-asian="bold" style:font-size-complex="16pt" style:font-weight-complex="bold"/>
    </style:style>
    <style:style style:name="T142" style:family="text">
      <style:text-properties style:font-name="Jomolhari" fo:font-size="16pt" fo:font-weight="bold" officeooo:rsid="001810e1" style:font-size-asian="16pt" style:font-weight-asian="bold" style:font-size-complex="16pt" style:font-weight-complex="bold"/>
    </style:style>
    <style:style style:name="T143" style:family="text">
      <style:text-properties style:font-name="Jomolhari" officeooo:rsid="024a1292"/>
    </style:style>
    <style:style style:name="T144" style:family="text">
      <style:text-properties style:font-name="Jomolhari" officeooo:rsid="0252f23f"/>
    </style:style>
    <style:style style:name="T145" style:family="text">
      <style:text-properties style:font-name="Jomolhari" officeooo:rsid="025435b7"/>
    </style:style>
    <style:style style:name="T146" style:family="text">
      <style:text-properties style:font-name="Jomolhari" officeooo:rsid="02589b0d"/>
    </style:style>
    <style:style style:name="T147" style:family="text">
      <style:text-properties style:font-name="Jomolhari" officeooo:rsid="0259da5f"/>
    </style:style>
    <style:style style:name="T148" style:family="text">
      <style:text-properties style:font-name="Jomolhari" officeooo:rsid="025a29f5"/>
    </style:style>
    <style:style style:name="T149" style:family="text">
      <style:text-properties style:font-name="Jomolhari" officeooo:rsid="0260a349"/>
    </style:style>
    <style:style style:name="T150" style:family="text">
      <style:text-properties style:font-name="Jomolhari" officeooo:rsid="026425ca"/>
    </style:style>
    <style:style style:name="T151" style:family="text">
      <style:text-properties style:font-name="Jomolhari" officeooo:rsid="0266e748"/>
    </style:style>
    <style:style style:name="T152" style:family="text">
      <style:text-properties style:font-name="Jomolhari" officeooo:rsid="02695730"/>
    </style:style>
    <style:style style:name="T153" style:family="text">
      <style:text-properties style:font-name="Jomolhari" officeooo:rsid="026dad6d"/>
    </style:style>
    <style:style style:name="T154" style:family="text">
      <style:text-properties style:font-name="Jomolhari" officeooo:rsid="026dfc4d"/>
    </style:style>
    <style:style style:name="T155" style:family="text">
      <style:text-properties style:font-name="Jomolhari" officeooo:rsid="025f2b40"/>
    </style:style>
    <style:style style:name="T156" style:family="text">
      <style:text-properties style:font-name="Jomolhari" officeooo:rsid="026ecc1f"/>
    </style:style>
    <style:style style:name="T157" style:family="text">
      <style:text-properties style:font-name="Jomolhari" officeooo:rsid="026f940c"/>
    </style:style>
    <style:style style:name="T158" style:family="text">
      <style:text-properties style:font-name="Jomolhari" officeooo:rsid="02713b2c"/>
    </style:style>
    <style:style style:name="T159" style:family="text">
      <style:text-properties style:font-name="Jomolhari" officeooo:rsid="0271efbf"/>
    </style:style>
    <style:style style:name="T160" style:family="text">
      <style:text-properties style:font-name="Jomolhari" officeooo:rsid="027299a2"/>
    </style:style>
    <style:style style:name="T161" style:family="text">
      <style:text-properties style:font-name="Jomolhari" officeooo:rsid="0273f949"/>
    </style:style>
    <style:style style:name="T162" style:family="text">
      <style:text-properties style:font-name="Jomolhari" officeooo:rsid="02750d1d"/>
    </style:style>
    <style:style style:name="T163" style:family="text">
      <style:text-properties style:font-name="Jomolhari" officeooo:rsid="0276af84"/>
    </style:style>
    <style:style style:name="T164" style:family="text">
      <style:text-properties style:font-name="Jomolhari" officeooo:rsid="0277d5ee"/>
    </style:style>
    <style:style style:name="T165" style:family="text">
      <style:text-properties style:font-name="Jomolhari" officeooo:rsid="0279ccfa"/>
    </style:style>
    <style:style style:name="T166" style:family="text">
      <style:text-properties style:font-name="Jomolhari" officeooo:rsid="027b5250"/>
    </style:style>
    <style:style style:name="T167" style:family="text">
      <style:text-properties style:font-name="Jomolhari" officeooo:rsid="027ba23a"/>
    </style:style>
    <style:style style:name="T168" style:family="text">
      <style:text-properties style:font-name="Jomolhari" officeooo:rsid="02815bec"/>
    </style:style>
    <style:style style:name="T169" style:family="text">
      <style:text-properties officeooo:rsid="006b862b"/>
    </style:style>
    <style:style style:name="T170" style:family="text">
      <style:text-properties officeooo:rsid="006e6fee"/>
    </style:style>
    <style:style style:name="T171" style:family="text">
      <style:text-properties fo:color="#000000" style:text-underline-style="none" fo:font-weight="normal" officeooo:rsid="002afd29" style:font-weight-asian="normal" style:font-weight-complex="normal"/>
    </style:style>
    <style:style style:name="T172" style:family="text">
      <style:text-properties fo:color="#000000" style:text-underline-style="none" fo:font-weight="normal" officeooo:rsid="002b32e2" style:font-weight-asian="normal" style:font-weight-complex="normal"/>
    </style:style>
    <style:style style:name="T173" style:family="text">
      <style:text-properties fo:color="#000000" style:text-underline-style="none" fo:font-weight="normal" officeooo:rsid="002cfe84" style:font-weight-asian="normal" style:font-weight-complex="normal"/>
    </style:style>
    <style:style style:name="T174" style:family="text">
      <style:text-properties fo:color="#000000" style:text-underline-style="none" fo:font-weight="normal" officeooo:rsid="010a8fef" style:font-weight-asian="normal" style:font-weight-complex="normal"/>
    </style:style>
    <style:style style:name="T175" style:family="text">
      <style:text-properties fo:color="#000000" style:text-underline-style="none" fo:font-weight="normal" officeooo:rsid="010f638a" style:font-weight-asian="normal" style:font-weight-complex="normal"/>
    </style:style>
    <style:style style:name="T176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77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78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79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80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81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82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83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84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85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86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87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88" style:family="text">
      <style:text-properties fo:color="#000000" style:font-name="Jomolhari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189" style:family="text">
      <style:text-properties fo:color="#000000" style:font-name="Jomolhari" fo:font-size="13pt" style:text-underline-style="none" fo:font-weight="normal" officeooo:rsid="01bb752b" style:font-size-asian="13pt" style:font-weight-asian="normal" style:font-size-complex="13pt" style:font-weight-complex="normal"/>
    </style:style>
    <style:style style:name="T190" style:family="text">
      <style:text-properties fo:color="#000000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191" style:family="text">
      <style:text-properties fo:color="#000000" style:font-name="Jomolhari" fo:font-size="13pt" style:text-underline-style="none" fo:font-weight="normal" officeooo:rsid="01c82819" style:font-size-asian="13pt" style:font-weight-asian="normal" style:font-size-complex="13pt" style:font-weight-complex="normal"/>
    </style:style>
    <style:style style:name="T192" style:family="text">
      <style:text-properties fo:color="#000000" style:font-name="Jomolhari" fo:font-size="13pt" style:text-underline-style="none" fo:font-weight="normal" officeooo:rsid="02383cf3" style:font-size-asian="13pt" style:font-weight-asian="normal" style:font-size-complex="13pt" style:font-weight-complex="normal"/>
    </style:style>
    <style:style style:name="T193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94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95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96" style:family="text">
      <style:text-properties fo:color="#000000" style:font-name="Jomolhari" fo:font-weight="normal" officeooo:rsid="01a69ee1" style:font-name-asian="FreeMono" style:font-weight-asian="normal" style:font-name-complex="FreeMono" style:font-weight-complex="normal"/>
    </style:style>
    <style:style style:name="T197" style:family="text">
      <style:text-properties fo:color="#000000" style:font-name="Jomolhari" fo:font-weight="normal" officeooo:rsid="01aab703" style:font-name-asian="FreeMono" style:font-weight-asian="normal" style:font-name-complex="FreeMono" style:font-weight-complex="normal"/>
    </style:style>
    <style:style style:name="T198" style:family="text">
      <style:text-properties fo:color="#000000" style:font-name="Jomolhari" fo:font-weight="normal" officeooo:rsid="01a89490" style:font-name-asian="FreeMono" style:font-weight-asian="normal" style:font-name-complex="FreeMono" style:font-weight-complex="normal"/>
    </style:style>
    <style:style style:name="T199" style:family="text">
      <style:text-properties fo:color="#000000" style:font-name="FreeMono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200" style:family="text">
      <style:text-properties fo:color="#000000" style:font-name="FreeMono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201" style:family="text">
      <style:text-properties fo:color="#000000" style:font-name="FreeMono1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202" style:family="text">
      <style:text-properties fo:color="#000000" style:font-name="FreeMono1" fo:font-size="13pt" style:text-underline-style="none" fo:font-weight="normal" officeooo:rsid="01655df9" style:font-size-asian="13pt" style:font-weight-asian="normal" style:font-size-complex="13pt" style:font-weight-complex="normal"/>
    </style:style>
    <style:style style:name="T203" style:family="text">
      <style:text-properties fo:color="#000000" style:font-name="FreeMono1" fo:font-size="13pt" style:text-underline-style="none" fo:font-weight="normal" officeooo:rsid="01de5552" style:font-size-asian="13pt" style:font-weight-asian="normal" style:font-size-complex="13pt" style:font-weight-complex="normal"/>
    </style:style>
    <style:style style:name="T204" style:family="text">
      <style:text-properties fo:color="#000000" style:font-name="FreeMono1" fo:font-size="13pt" style:text-underline-style="none" fo:font-weight="normal" officeooo:rsid="01df8e62" style:font-size-asian="13pt" style:font-weight-asian="normal" style:font-size-complex="13pt" style:font-weight-complex="normal"/>
    </style:style>
    <style:style style:name="T205" style:family="text">
      <style:text-properties fo:color="#000000" style:font-name="FreeMono1" fo:font-size="13pt" style:text-underline-style="none" fo:font-weight="normal" officeooo:rsid="01044023" style:font-size-asian="13pt" style:font-weight-asian="normal" style:font-size-complex="13pt" style:font-weight-complex="normal"/>
    </style:style>
    <style:style style:name="T206" style:family="text">
      <style:text-properties fo:color="#000000" style:font-name="FreeMono1" fo:font-size="13pt" fo:font-style="normal" style:text-underline-style="none" fo:font-weight="normal" officeooo:rsid="01dc4583" style:font-size-asian="13pt" style:font-style-asian="normal" style:font-weight-asian="normal" style:font-size-complex="13pt" style:font-style-complex="normal" style:font-weight-complex="normal"/>
    </style:style>
    <style:style style:name="T207" style:family="text">
      <style:text-properties fo:color="#000000" style:font-name="FreeMono1" fo:font-size="13pt" fo:font-style="normal" style:text-underline-style="none" fo:font-weight="normal" officeooo:rsid="01655df9" style:font-size-asian="13pt" style:font-style-asian="normal" style:font-weight-asian="normal" style:font-size-complex="13pt" style:font-style-complex="normal" style:font-weight-complex="normal"/>
    </style:style>
    <style:style style:name="T208" style:family="text">
      <style:text-properties fo:color="#000000" style:font-name="FreeMono1" fo:font-size="13pt" fo:font-style="normal" style:text-underline-style="none" fo:font-weight="normal" officeooo:rsid="01714a0f" style:font-size-asian="13pt" style:font-style-asian="normal" style:font-weight-asian="normal" style:font-size-complex="13pt" style:font-style-complex="normal" style:font-weight-complex="normal"/>
    </style:style>
    <style:style style:name="T209" style:family="text">
      <style:text-properties fo:color="#000000" style:font-name="FreeMono1" fo:font-size="13pt" fo:font-style="normal" style:text-underline-style="none" fo:font-weight="normal" officeooo:rsid="01e1c8b8" style:font-size-asian="13pt" style:font-style-asian="normal" style:font-weight-asian="normal" style:font-size-complex="13pt" style:font-style-complex="normal" style:font-weight-complex="normal"/>
    </style:style>
    <style:style style:name="T210" style:family="text">
      <style:text-properties fo:color="#000000" style:font-name="FreeMono1" officeooo:rsid="018e3118"/>
    </style:style>
    <style:style style:name="T211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212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213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214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215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216" style:family="text">
      <style:text-properties fo:color="#000000" style:font-name="Jomolhari1" fo:font-size="13pt" fo:font-style="normal" style:text-underline-style="none" fo:font-weight="normal" officeooo:rsid="01b9800f" style:font-size-asian="13pt" style:font-style-asian="normal" style:font-weight-asian="normal" style:font-size-complex="13pt" style:font-style-complex="normal" style:font-weight-complex="normal"/>
    </style:style>
    <style:style style:name="T217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218" style:family="text">
      <style:text-properties fo:color="#000000" officeooo:rsid="018e3118"/>
    </style:style>
    <style:style style:name="T219" style:family="text">
      <style:text-properties officeooo:rsid="008fc3c0"/>
    </style:style>
    <style:style style:name="T220" style:family="text">
      <style:text-properties style:font-name="Jomolhari1"/>
    </style:style>
    <style:style style:name="T221" style:family="text">
      <style:text-properties style:font-name="Jomolhari1" officeooo:rsid="005d7b27"/>
    </style:style>
    <style:style style:name="T222" style:family="text">
      <style:text-properties style:font-name="Jomolhari1" officeooo:rsid="00ad103c"/>
    </style:style>
    <style:style style:name="T223" style:family="text">
      <style:text-properties style:font-name="Jomolhari1" officeooo:rsid="00ad6f0a"/>
    </style:style>
    <style:style style:name="T224" style:family="text">
      <style:text-properties style:font-name="Jomolhari1" officeooo:rsid="00b01992"/>
    </style:style>
    <style:style style:name="T225" style:family="text">
      <style:text-properties style:font-name="Jomolhari1" officeooo:rsid="00c7fe8a"/>
    </style:style>
    <style:style style:name="T226" style:family="text">
      <style:text-properties style:font-name="Jomolhari1" officeooo:rsid="00ffdc51"/>
    </style:style>
    <style:style style:name="T227" style:family="text">
      <style:text-properties style:font-name="Jomolhari1" officeooo:rsid="0102d0ef"/>
    </style:style>
    <style:style style:name="T228" style:family="text">
      <style:text-properties style:font-name="Jomolhari1" officeooo:rsid="01041c8a"/>
    </style:style>
    <style:style style:name="T229" style:family="text">
      <style:text-properties style:font-name="Jomolhari1" officeooo:rsid="01044023"/>
    </style:style>
    <style:style style:name="T230" style:family="text">
      <style:text-properties style:font-name="Jomolhari1" officeooo:rsid="01058896"/>
    </style:style>
    <style:style style:name="T231" style:family="text">
      <style:text-properties style:font-name="Jomolhari1" officeooo:rsid="01071934"/>
    </style:style>
    <style:style style:name="T232" style:family="text">
      <style:text-properties style:font-name="Jomolhari1" officeooo:rsid="0107ec6e"/>
    </style:style>
    <style:style style:name="T233" style:family="text">
      <style:text-properties style:font-name="Jomolhari1" officeooo:rsid="0112b87c"/>
    </style:style>
    <style:style style:name="T234" style:family="text">
      <style:text-properties style:font-name="Jomolhari1" officeooo:rsid="0114970b"/>
    </style:style>
    <style:style style:name="T235" style:family="text">
      <style:text-properties style:font-name="Jomolhari1" officeooo:rsid="0118f586"/>
    </style:style>
    <style:style style:name="T236" style:family="text">
      <style:text-properties style:font-name="Jomolhari1" officeooo:rsid="0119a69a"/>
    </style:style>
    <style:style style:name="T237" style:family="text">
      <style:text-properties style:font-name="Jomolhari1" fo:font-style="italic" style:font-style-asian="italic" style:font-style-complex="italic"/>
    </style:style>
    <style:style style:name="T238" style:family="text">
      <style:text-properties style:font-name="Jomolhari1" fo:font-style="italic" officeooo:rsid="00ad103c" style:font-style-asian="italic" style:font-style-complex="italic"/>
    </style:style>
    <style:style style:name="T239" style:family="text">
      <style:text-properties style:font-name="Jomolhari1" fo:font-style="italic" officeooo:rsid="01115540" style:font-style-asian="italic" style:font-style-complex="italic"/>
    </style:style>
    <style:style style:name="T240" style:family="text">
      <style:text-properties style:font-name="Jomolhari1" fo:font-style="italic" officeooo:rsid="0111ee3c" style:font-style-asian="italic" style:font-style-complex="italic"/>
    </style:style>
    <style:style style:name="T241" style:family="text">
      <style:text-properties style:font-name="Jomolhari1" fo:font-style="italic" officeooo:rsid="005ed207" style:font-style-asian="italic" style:font-style-complex="italic"/>
    </style:style>
    <style:style style:name="T242" style:family="text">
      <style:text-properties style:font-name="Jomolhari1" fo:font-style="italic" officeooo:rsid="005d7b27" style:font-style-asian="italic" style:font-style-complex="italic"/>
    </style:style>
    <style:style style:name="T243" style:family="text">
      <style:text-properties style:font-name="Jomolhari1" fo:font-style="italic" officeooo:rsid="014bc689" style:font-style-asian="italic" style:font-style-complex="italic"/>
    </style:style>
    <style:style style:name="T244" style:family="text">
      <style:text-properties style:font-name="Jomolhari1" fo:font-style="italic" officeooo:rsid="01b9800f" style:font-style-asian="italic" style:font-style-complex="italic"/>
    </style:style>
    <style:style style:name="T245" style:family="text">
      <style:text-properties style:font-name="Jomolhari1" officeooo:rsid="01115540"/>
    </style:style>
    <style:style style:name="T246" style:family="text">
      <style:text-properties style:font-name="Jomolhari1" officeooo:rsid="0111ee3c"/>
    </style:style>
    <style:style style:name="T247" style:family="text">
      <style:text-properties style:font-name="Jomolhari1" officeooo:rsid="0113a8ba"/>
    </style:style>
    <style:style style:name="T248" style:family="text">
      <style:text-properties style:font-name="Jomolhari1" officeooo:rsid="014ef548"/>
    </style:style>
    <style:style style:name="T249" style:family="text">
      <style:text-properties style:font-name="Jomolhari1" officeooo:rsid="01b9800f"/>
    </style:style>
    <style:style style:name="T250" style:family="text">
      <style:text-properties style:font-name="Jomolhari1" officeooo:rsid="01c82819"/>
    </style:style>
    <style:style style:name="T251" style:family="text">
      <style:text-properties style:font-name="Jomolhari1" officeooo:rsid="01d03d4d"/>
    </style:style>
    <style:style style:name="T252" style:family="text">
      <style:text-properties style:font-name="Jomolhari1" officeooo:rsid="01d116d7"/>
    </style:style>
    <style:style style:name="T253" style:family="text">
      <style:text-properties style:font-name="Jomolhari1" officeooo:rsid="01d268e8"/>
    </style:style>
    <style:style style:name="T254" style:family="text">
      <style:text-properties style:font-name="Jomolhari1" officeooo:rsid="020dbeae"/>
    </style:style>
    <style:style style:name="T255" style:family="text">
      <style:text-properties style:font-name="Jomolhari1" officeooo:rsid="0217b205"/>
    </style:style>
    <style:style style:name="T256" style:family="text">
      <style:text-properties style:font-name="Jomolhari1" officeooo:rsid="0217c9bd"/>
    </style:style>
    <style:style style:name="T257" style:family="text">
      <style:text-properties style:font-name="Jomolhari1" officeooo:rsid="0238c68e"/>
    </style:style>
    <style:style style:name="T258" style:family="text">
      <style:text-properties officeooo:rsid="00ac8f4e"/>
    </style:style>
    <style:style style:name="T259" style:family="text">
      <style:text-properties officeooo:rsid="00b5eef6"/>
    </style:style>
    <style:style style:name="T260" style:family="text">
      <style:text-properties officeooo:rsid="00b7a7f5"/>
    </style:style>
    <style:style style:name="T261" style:family="text">
      <style:text-properties officeooo:rsid="00b804e3"/>
    </style:style>
    <style:style style:name="T262" style:family="text">
      <style:text-properties officeooo:rsid="00b9656e"/>
    </style:style>
    <style:style style:name="T263" style:family="text">
      <style:text-properties officeooo:rsid="00bf6866"/>
    </style:style>
    <style:style style:name="T264" style:family="text">
      <style:text-properties officeooo:rsid="00c4efc1"/>
    </style:style>
    <style:style style:name="T265" style:family="text">
      <style:text-properties officeooo:rsid="00cb20f3"/>
    </style:style>
    <style:style style:name="T266" style:family="text">
      <style:text-properties officeooo:rsid="00da85ba"/>
    </style:style>
    <style:style style:name="T267" style:family="text">
      <style:text-properties officeooo:rsid="00dbd3c2"/>
    </style:style>
    <style:style style:name="T268" style:family="text">
      <style:text-properties officeooo:rsid="00eeb3a3"/>
    </style:style>
    <style:style style:name="T269" style:family="text">
      <style:text-properties officeooo:rsid="00ef818c"/>
    </style:style>
    <style:style style:name="T270" style:family="text">
      <style:text-properties officeooo:rsid="00f02d5b"/>
    </style:style>
    <style:style style:name="T271" style:family="text">
      <style:text-properties officeooo:rsid="00f517aa"/>
    </style:style>
    <style:style style:name="T272" style:family="text">
      <style:text-properties officeooo:rsid="00f8380e"/>
    </style:style>
    <style:style style:name="T273" style:family="text">
      <style:text-properties officeooo:rsid="010a8fef"/>
    </style:style>
    <style:style style:name="T274" style:family="text">
      <style:text-properties officeooo:rsid="010b5b7a"/>
    </style:style>
    <style:style style:name="T275" style:family="text">
      <style:text-properties officeooo:rsid="010b6d63"/>
    </style:style>
    <style:style style:name="T276" style:family="text">
      <style:text-properties officeooo:rsid="010d4ed6"/>
    </style:style>
    <style:style style:name="T277" style:family="text">
      <style:text-properties officeooo:rsid="010f638a"/>
    </style:style>
    <style:style style:name="T278" style:family="text">
      <style:text-properties officeooo:rsid="01115540"/>
    </style:style>
    <style:style style:name="T279" style:family="text">
      <style:text-properties officeooo:rsid="0111ee3c"/>
    </style:style>
    <style:style style:name="T280" style:family="text">
      <style:text-properties officeooo:rsid="0113a8ba"/>
    </style:style>
    <style:style style:name="T281" style:family="text">
      <style:text-properties officeooo:rsid="0114d6d9"/>
    </style:style>
    <style:style style:name="T282" style:family="text">
      <style:text-properties officeooo:rsid="0152bf3e"/>
    </style:style>
    <style:style style:name="T283" style:family="text">
      <style:text-properties officeooo:rsid="0154bda5"/>
    </style:style>
    <style:style style:name="T284" style:family="text">
      <style:text-properties officeooo:rsid="01572228"/>
    </style:style>
    <style:style style:name="T285" style:family="text">
      <style:text-properties officeooo:rsid="015a3351"/>
    </style:style>
    <style:style style:name="T286" style:family="text">
      <style:text-properties officeooo:rsid="015d43f1"/>
    </style:style>
    <style:style style:name="T287" style:family="text">
      <style:text-properties officeooo:rsid="01655df9"/>
    </style:style>
    <style:style style:name="T288" style:family="text">
      <style:text-properties officeooo:rsid="01714a0f"/>
    </style:style>
    <style:style style:name="T289" style:family="text">
      <style:text-properties officeooo:rsid="01747c8e"/>
    </style:style>
    <style:style style:name="T290" style:family="text">
      <style:text-properties officeooo:rsid="017788d2"/>
    </style:style>
    <style:style style:name="T291" style:family="text">
      <style:text-properties officeooo:rsid="0178a90e"/>
    </style:style>
    <style:style style:name="T292" style:family="text">
      <style:text-properties officeooo:rsid="017a5fd3"/>
    </style:style>
    <style:style style:name="T293" style:family="text">
      <style:text-properties officeooo:rsid="017b9caf"/>
    </style:style>
    <style:style style:name="T294" style:family="text">
      <style:text-properties officeooo:rsid="017e7627"/>
    </style:style>
    <style:style style:name="T295" style:family="text">
      <style:text-properties officeooo:rsid="0180d354"/>
    </style:style>
    <style:style style:name="T296" style:family="text">
      <style:text-properties officeooo:rsid="01829185"/>
    </style:style>
    <style:style style:name="T297" style:family="text">
      <style:text-properties officeooo:rsid="0182dbda"/>
    </style:style>
    <style:style style:name="T298" style:family="text">
      <style:text-properties officeooo:rsid="0184d9ba"/>
    </style:style>
    <style:style style:name="T299" style:family="text">
      <style:text-properties officeooo:rsid="01859010"/>
    </style:style>
    <style:style style:name="T300" style:family="text">
      <style:text-properties officeooo:rsid="018749b1"/>
    </style:style>
    <style:style style:name="T301" style:family="text">
      <style:text-properties officeooo:rsid="018877fe"/>
    </style:style>
    <style:style style:name="T302" style:family="text">
      <style:text-properties style:font-name="FreeMono" fo:font-size="13pt" fo:font-weight="normal" officeooo:rsid="0198db4e" style:font-size-asian="13pt" style:font-weight-asian="normal" style:font-size-complex="13pt" style:font-weight-complex="normal"/>
    </style:style>
    <style:style style:name="T303" style:family="text">
      <style:text-properties officeooo:rsid="0092ca38" style:font-name-asian="FreeMono" style:font-name-complex="FreeMono"/>
    </style:style>
    <style:style style:name="T304" style:family="text">
      <style:text-properties officeooo:rsid="011231bb" style:font-name-asian="FreeMono" style:font-name-complex="FreeMono"/>
    </style:style>
    <style:style style:name="T305" style:family="text">
      <style:text-properties officeooo:rsid="00f2a4c6" style:font-name-asian="FreeMono" style:font-name-complex="FreeMono"/>
    </style:style>
    <style:style style:name="T306" style:family="text">
      <style:text-properties officeooo:rsid="01972683" style:font-name-asian="FreeMono" style:font-name-complex="FreeMono"/>
    </style:style>
    <style:style style:name="T307" style:family="text">
      <style:text-properties officeooo:rsid="019b6abc" style:font-name-asian="FreeMono" style:font-name-complex="FreeMono"/>
    </style:style>
    <style:style style:name="T308" style:family="text">
      <style:text-properties officeooo:rsid="019cc1c8" style:font-name-asian="FreeMono" style:font-name-complex="FreeMono"/>
    </style:style>
    <style:style style:name="T309" style:family="text">
      <style:text-properties officeooo:rsid="0180f0ec"/>
    </style:style>
    <style:style style:name="T310" style:family="text">
      <style:text-properties officeooo:rsid="0189c187"/>
    </style:style>
    <style:style style:name="T311" style:family="text">
      <style:text-properties officeooo:rsid="01859472"/>
    </style:style>
    <style:style style:name="T312" style:family="text">
      <style:text-properties officeooo:rsid="018b1505"/>
    </style:style>
    <style:style style:name="T313" style:family="text">
      <style:text-properties officeooo:rsid="03868f74"/>
    </style:style>
    <style:style style:name="T314" style:family="text">
      <style:text-properties officeooo:rsid="019f853b"/>
    </style:style>
    <style:style style:name="T315" style:family="text">
      <style:text-properties officeooo:rsid="01bcbfa6"/>
    </style:style>
    <style:style style:name="T316" style:family="text">
      <style:text-properties officeooo:rsid="01bdf059"/>
    </style:style>
    <style:style style:name="T317" style:family="text">
      <style:text-properties officeooo:rsid="01bfcc7a"/>
    </style:style>
    <style:style style:name="T318" style:family="text">
      <style:text-properties officeooo:rsid="01c3d0d9"/>
    </style:style>
    <style:style style:name="T319" style:family="text">
      <style:text-properties fo:font-weight="bold" officeooo:rsid="00f517aa" style:font-weight-asian="bold" style:font-weight-complex="bold"/>
    </style:style>
    <style:style style:name="T320" style:family="text">
      <style:text-properties fo:font-weight="bold" officeooo:rsid="01c9b2cb" style:font-weight-asian="bold" style:font-weight-complex="bold"/>
    </style:style>
    <style:style style:name="T321" style:family="text">
      <style:text-properties fo:font-weight="bold" officeooo:rsid="02383cf3" style:font-weight-asian="bold" style:font-weight-complex="bold"/>
    </style:style>
    <style:style style:name="T322" style:family="text">
      <style:text-properties officeooo:rsid="01c82819"/>
    </style:style>
    <style:style style:name="T323" style:family="text">
      <style:text-properties officeooo:rsid="01c9b2cb"/>
    </style:style>
    <style:style style:name="T324" style:family="text">
      <style:text-properties officeooo:rsid="01cb609a"/>
    </style:style>
    <style:style style:name="T325" style:family="text">
      <style:text-properties officeooo:rsid="01ce545d"/>
    </style:style>
    <style:style style:name="T326" style:family="text">
      <style:text-properties officeooo:rsid="01d03d4d"/>
    </style:style>
    <style:style style:name="T327" style:family="text">
      <style:text-properties officeooo:rsid="01d36fac"/>
    </style:style>
    <style:style style:name="T328" style:family="text">
      <style:text-properties officeooo:rsid="01d6180d"/>
    </style:style>
    <style:style style:name="T329" style:family="text">
      <style:text-properties fo:color="#0000ff"/>
    </style:style>
    <style:style style:name="T330" style:family="text">
      <style:text-properties fo:color="#0000ff" officeooo:rsid="01c3d0d9"/>
    </style:style>
    <style:style style:name="T331" style:family="text">
      <style:text-properties fo:color="#0000ff" fo:font-weight="normal" officeooo:rsid="01b9800f" fo:background-color="transparent" style:font-weight-asian="normal" style:font-weight-complex="normal"/>
    </style:style>
    <style:style style:name="T332" style:family="text">
      <style:text-properties fo:color="#0000ff" fo:font-weight="normal" officeooo:rsid="01b76207" style:font-weight-asian="normal" style:font-weight-complex="normal"/>
    </style:style>
    <style:style style:name="T333" style:family="text">
      <style:text-properties fo:color="#0000ff" style:font-name="VL Gothic" officeooo:rsid="014ef548"/>
    </style:style>
    <style:style style:name="T334" style:family="text">
      <style:text-properties fo:color="#0000ff" style:font-name="VL Gothic" officeooo:rsid="01e6fda1"/>
    </style:style>
    <style:style style:name="T335" style:family="text">
      <style:text-properties fo:color="#0000ff" style:font-name="Jomolhari1" officeooo:rsid="01115540"/>
    </style:style>
    <style:style style:name="T336" style:family="text">
      <style:text-properties fo:color="#0000ff" style:font-name="Jomolhari1" officeooo:rsid="01e6fda1"/>
    </style:style>
    <style:style style:name="T337" style:family="text">
      <style:text-properties fo:color="#0000ff" style:font-name="Jomolhari1" officeooo:rsid="01d116d7"/>
    </style:style>
    <style:style style:name="T338" style:family="text">
      <style:text-properties fo:color="#0000ff" style:font-name="Jomolhari1" officeooo:rsid="01fc1624"/>
    </style:style>
    <style:style style:name="T339" style:family="text">
      <style:text-properties fo:color="#0000ff" style:font-name="Jomolhari1" officeooo:rsid="020dbeae"/>
    </style:style>
    <style:style style:name="T340" style:family="text">
      <style:text-properties fo:color="#0000ff" style:font-name="Jomolhari1" officeooo:rsid="0217c9bd"/>
    </style:style>
    <style:style style:name="T341" style:family="text">
      <style:text-properties fo:color="#0000ff" style:font-name="Jomolhari1" officeooo:rsid="021a03e5"/>
    </style:style>
    <style:style style:name="T342" style:family="text">
      <style:text-properties fo:color="#0000ff" officeooo:rsid="01e6aa53"/>
    </style:style>
    <style:style style:name="T343" style:family="text">
      <style:text-properties fo:color="#0000ff" officeooo:rsid="01e98d09"/>
    </style:style>
    <style:style style:name="T344" style:family="text">
      <style:text-properties fo:color="#0000ff" style:font-name="Jomolhari" officeooo:rsid="01ec100d"/>
    </style:style>
    <style:style style:name="T345" style:family="text">
      <style:text-properties fo:color="#0000ff" style:font-name="Jomolhari" officeooo:rsid="01ed59fc"/>
    </style:style>
    <style:style style:name="T346" style:family="text">
      <style:text-properties fo:color="#0000ff" style:font-name="Jomolhari" officeooo:rsid="01ee3d41"/>
    </style:style>
    <style:style style:name="T347" style:family="text">
      <style:text-properties fo:color="#0000ff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348" style:family="text">
      <style:text-properties fo:color="#0000ff" style:font-name="Jomolhari" fo:font-size="13pt" style:text-underline-style="none" fo:font-weight="normal" officeooo:rsid="01f32ef1" style:font-size-asian="13pt" style:font-weight-asian="normal" style:font-size-complex="13pt" style:font-weight-complex="normal"/>
    </style:style>
    <style:style style:name="T349" style:family="text">
      <style:text-properties fo:color="#0000ff" style:font-name="Jomolhari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350" style:family="text">
      <style:text-properties fo:color="#0000ff" officeooo:rsid="01f19e93"/>
    </style:style>
    <style:style style:name="T351" style:family="text">
      <style:text-properties fo:color="#0000ff" officeooo:rsid="01c82819"/>
    </style:style>
    <style:style style:name="T352" style:family="text">
      <style:text-properties fo:color="#0000ff" officeooo:rsid="01f7ee1f"/>
    </style:style>
    <style:style style:name="T353" style:family="text">
      <style:text-properties fo:color="#0000ff" officeooo:rsid="01fc1624"/>
    </style:style>
    <style:style style:name="T354" style:family="text">
      <style:text-properties fo:color="#0000ff" officeooo:rsid="02027c83"/>
    </style:style>
    <style:style style:name="T355" style:family="text">
      <style:text-properties fo:color="#0000ff" officeooo:rsid="0205350b"/>
    </style:style>
    <style:style style:name="T356" style:family="text">
      <style:text-properties fo:color="#0000ff" officeooo:rsid="01c9b2cb"/>
    </style:style>
    <style:style style:name="T357" style:family="text">
      <style:text-properties fo:color="#0000ff" style:font-name="FreeMono1" officeooo:rsid="01d116d7"/>
    </style:style>
    <style:style style:name="T358" style:family="text">
      <style:text-properties fo:color="#0000ff" officeooo:rsid="02292c35"/>
    </style:style>
    <style:style style:name="T359" style:family="text">
      <style:text-properties fo:color="#0000ff" officeooo:rsid="024bb0ad"/>
    </style:style>
    <style:style style:name="T360" style:family="text">
      <style:text-properties officeooo:rsid="01da9c2d"/>
    </style:style>
    <style:style style:name="T361" style:family="text">
      <style:text-properties officeooo:rsid="01e1ba05"/>
    </style:style>
    <style:style style:name="T362" style:family="text">
      <style:text-properties officeooo:rsid="01e4ef85"/>
    </style:style>
    <style:style style:name="T363" style:family="text">
      <style:text-properties officeooo:rsid="01e86530"/>
    </style:style>
    <style:style style:name="T364" style:family="text">
      <style:text-properties officeooo:rsid="01e9443a"/>
    </style:style>
    <style:style style:name="T365" style:family="text">
      <style:text-properties officeooo:rsid="01e98d09"/>
    </style:style>
    <style:style style:name="T366" style:family="text">
      <style:text-properties officeooo:rsid="01ec100d"/>
    </style:style>
    <style:style style:name="T367" style:family="text">
      <style:text-properties officeooo:rsid="01f19e93"/>
    </style:style>
    <style:style style:name="T368" style:family="text">
      <style:text-properties officeooo:rsid="01f32ef1"/>
    </style:style>
    <style:style style:name="T369" style:family="text">
      <style:text-properties officeooo:rsid="01f7675e"/>
    </style:style>
    <style:style style:name="T370" style:family="text">
      <style:text-properties officeooo:rsid="01f7ee1f"/>
    </style:style>
    <style:style style:name="T371" style:family="text">
      <style:text-properties officeooo:rsid="01fc1624"/>
    </style:style>
    <style:style style:name="T372" style:family="text">
      <style:text-properties officeooo:rsid="0200b089"/>
    </style:style>
    <style:style style:name="T373" style:family="text">
      <style:text-properties officeooo:rsid="02043da2"/>
    </style:style>
    <style:style style:name="T374" style:family="text">
      <style:text-properties officeooo:rsid="0207d5ad"/>
    </style:style>
    <style:style style:name="T375" style:family="text">
      <style:text-properties officeooo:rsid="021a7ca9"/>
    </style:style>
    <style:style style:name="T376" style:family="text">
      <style:text-properties officeooo:rsid="021b3fa5"/>
    </style:style>
    <style:style style:name="T377" style:family="text">
      <style:text-properties officeooo:rsid="021d76ae"/>
    </style:style>
    <style:style style:name="T378" style:family="text">
      <style:text-properties officeooo:rsid="021f80b8"/>
    </style:style>
    <style:style style:name="T379" style:family="text">
      <style:text-properties officeooo:rsid="02215ebe"/>
    </style:style>
    <style:style style:name="T380" style:family="text">
      <style:text-properties officeooo:rsid="0222ec0b"/>
    </style:style>
    <style:style style:name="T381" style:family="text">
      <style:text-properties officeooo:rsid="0223bc40"/>
    </style:style>
    <style:style style:name="T382" style:family="text">
      <style:text-properties officeooo:rsid="0225272a"/>
    </style:style>
    <style:style style:name="T383" style:family="text">
      <style:text-properties officeooo:rsid="02252ec7"/>
    </style:style>
    <style:style style:name="T384" style:family="text">
      <style:text-properties officeooo:rsid="0226f52a"/>
    </style:style>
    <style:style style:name="T385" style:family="text">
      <style:text-properties officeooo:rsid="02292c35"/>
    </style:style>
    <style:style style:name="T386" style:family="text">
      <style:text-properties officeooo:rsid="022a1d34"/>
    </style:style>
    <style:style style:name="T387" style:family="text">
      <style:text-properties style:use-window-font-color="true" officeooo:rsid="022b5fec"/>
    </style:style>
    <style:style style:name="T388" style:family="text">
      <style:text-properties style:use-window-font-color="true" officeooo:rsid="022b8250"/>
    </style:style>
    <style:style style:name="T389" style:family="text">
      <style:text-properties style:use-window-font-color="true" style:font-name="Jomolhari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390" style:family="text">
      <style:text-properties style:use-window-font-color="true" style:font-name="Jomolhari" fo:font-size="13pt" style:text-underline-style="none" fo:font-weight="normal" officeooo:rsid="022b5fec" style:font-size-asian="13pt" style:font-weight-asian="normal" style:font-size-complex="13pt" style:font-weight-complex="normal"/>
    </style:style>
    <style:style style:name="T391" style:family="text">
      <style:text-properties style:use-window-font-color="true" officeooo:rsid="022f5e14"/>
    </style:style>
    <style:style style:name="T392" style:family="text">
      <style:text-properties style:use-window-font-color="true" officeooo:rsid="02345b5f"/>
    </style:style>
    <style:style style:name="T393" style:family="text">
      <style:text-properties style:use-window-font-color="true" fo:font-weight="bold" officeooo:rsid="02345b5f" style:font-weight-asian="bold" style:font-weight-complex="bold"/>
    </style:style>
    <style:style style:name="T394" style:family="text">
      <style:text-properties style:use-window-font-color="true" officeooo:rsid="0281959f"/>
    </style:style>
    <style:style style:name="T395" style:family="text">
      <style:text-properties officeooo:rsid="022b8250"/>
    </style:style>
    <style:style style:name="T396" style:family="text">
      <style:text-properties officeooo:rsid="022d5693"/>
    </style:style>
    <style:style style:name="T397" style:family="text">
      <style:text-properties officeooo:rsid="02345b5f"/>
    </style:style>
    <style:style style:name="T398" style:family="text">
      <style:text-properties officeooo:rsid="02383cf3"/>
    </style:style>
    <style:style style:name="T399" style:family="text">
      <style:text-properties officeooo:rsid="0238c68e"/>
    </style:style>
    <style:style style:name="T400" style:family="text">
      <style:text-properties officeooo:rsid="023abdfa"/>
    </style:style>
    <style:style style:name="T401" style:family="text">
      <style:text-properties officeooo:rsid="023f3c6f"/>
    </style:style>
    <style:style style:name="T402" style:family="text">
      <style:text-properties officeooo:rsid="0244c57e"/>
    </style:style>
    <style:style style:name="T403" style:family="text">
      <style:text-properties style:font-name="Jomolhari" officeooo:rsid="026425ca"/>
    </style:style>
    <style:style style:name="T404" style:family="text">
      <style:text-properties style:font-name="Jomolhari" officeooo:rsid="026f940c"/>
    </style:style>
    <style:style style:name="T405" style:family="text">
      <style:text-properties style:font-name="Jomolhari" officeooo:rsid="02713b2c"/>
    </style:style>
    <style:style style:name="T406" style:family="text">
      <style:text-properties officeooo:rsid="024c8e6a"/>
    </style:style>
    <style:style style:name="T407" style:family="text">
      <style:text-properties officeooo:rsid="0252f23f"/>
    </style:style>
    <style:style style:name="T408" style:family="text">
      <style:text-properties officeooo:rsid="025435b7"/>
    </style:style>
    <style:style style:name="T409" style:family="text">
      <style:text-properties style:font-name="FreeMono1" officeooo:rsid="0271efbf"/>
    </style:style>
    <style:style style:name="T410" style:family="text">
      <style:text-properties style:font-name="FreeMono1" officeooo:rsid="027299a2"/>
    </style:style>
    <style:style style:name="T411" style:family="text">
      <style:text-properties style:font-name="FreeMono1" officeooo:rsid="027ba23a"/>
    </style:style>
    <style:style style:name="T412" style:family="text">
      <style:text-properties officeooo:rsid="02589b0d"/>
    </style:style>
    <style:style style:name="T413" style:family="text">
      <style:text-properties officeooo:rsid="025c32d7"/>
    </style:style>
    <style:style style:name="T414" style:family="text">
      <style:text-properties officeooo:rsid="025e072b"/>
    </style:style>
    <style:style style:name="T415" style:family="text">
      <style:text-properties officeooo:rsid="025e600e"/>
    </style:style>
    <style:style style:name="T416" style:family="text">
      <style:text-properties officeooo:rsid="025f2b40"/>
    </style:style>
    <style:style style:name="T417" style:family="text">
      <style:text-properties officeooo:rsid="026425ca"/>
    </style:style>
    <style:style style:name="T418" style:family="text">
      <style:text-properties officeooo:rsid="026606e7"/>
    </style:style>
    <style:style style:name="T419" style:family="text">
      <style:text-properties officeooo:rsid="026dad6d"/>
    </style:style>
    <style:style style:name="T420" style:family="text">
      <style:text-properties officeooo:rsid="02738b74"/>
    </style:style>
    <style:style style:name="T421" style:family="text">
      <style:text-properties officeooo:rsid="0273f949"/>
    </style:style>
    <style:style style:name="T422" style:family="text">
      <style:text-properties officeooo:rsid="02750d1d"/>
    </style:style>
    <style:style style:name="T423" style:family="text">
      <style:text-properties officeooo:rsid="0276af84"/>
    </style:style>
    <style:style style:name="T424" style:family="text">
      <style:text-properties officeooo:rsid="0277d5ee"/>
    </style:style>
    <style:style style:name="T425" style:family="text">
      <style:text-properties officeooo:rsid="0279ccfa"/>
    </style:style>
    <style:style style:name="T426" style:family="text">
      <style:text-properties officeooo:rsid="027b5250"/>
    </style:style>
    <style:style style:name="T427" style:family="text">
      <style:text-properties officeooo:rsid="027ba23a"/>
    </style:style>
    <style:style style:name="T428" style:family="text">
      <style:text-properties officeooo:rsid="027c273f"/>
    </style:style>
    <style:style style:name="T429" style:family="text">
      <style:text-properties officeooo:rsid="027d7c84"/>
    </style:style>
    <style:style style:name="T430" style:family="text">
      <style:text-properties officeooo:rsid="027f3389"/>
    </style:style>
    <style:style style:name="T431" style:family="text">
      <style:text-properties officeooo:rsid="028117d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41">1<text:tab/></text:span><text:span text:style-name="T142">Introduction to YACC</text:span></text:p>
      <text:p text:style-name="P1"/>
      <text:p text:style-name="P144"><text:span text:style-name="T57">YACC (Yet Another Compiler Compiler) is a tool used to generate a parser. </text:span><text:span text:style-name="T58">This document is a tutorial for the use of YACC to generate a parser for SIL. </text:span><text:span text:style-name="T59">YACC </text:span><text:span text:style-name="T60">translates </text:span><text:span text:style-name="T70">a given</text:span><text:span text:style-name="T60"> Context Free Grammar (CFG) </text:span><text:span text:style-name="T331">[Give Wiki Link]</text:span><text:span text:style-name="T71"> </text:span><text:span text:style-name="T60">specifications </text:span><text:span text:style-name="T61">(input in </text:span><text:span text:style-name="T91">input_file.y</text:span><text:span text:style-name="T61">) </text:span><text:span text:style-name="T60">into a C implementation </text:span><text:span text:style-name="T64">(</text:span><text:span text:style-name="T90">y.tab.c</text:span><text:span text:style-name="T64">) </text:span><text:span text:style-name="T60">of a corresponding </text:span><text:span text:style-name="T62">push down automaton </text:span><text:span text:style-name="T332">[Link to WIKI page]</text:span><text:span text:style-name="T70"> </text:span><text:span text:style-name="T65">(</text:span><text:span text:style-name="T62">i.e., a finite state machine with a stack</text:span><text:span text:style-name="T65">).</text:span><text:span text:style-name="T57"> </text:span><text:span text:style-name="T63">This C program when compiled, yields an executable parser.</text:span></text:p>
      <text:p text:style-name="P9"><draw:custom-shape text:anchor-type="paragraph" draw:z-index="0" draw:style-name="gr1" draw:text-style-name="P175" svg:width="1.3335in" svg:height="0.6878in" svg:x="2.6583in" svg:y="0.0917in"><text:p text:style-name="P175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9"/>
      <text:p text:style-name="P9"><text:tab/></text:p>
      <text:p text:style-name="P10"><draw:custom-shape text:anchor-type="paragraph" draw:z-index="1" draw:style-name="gr1" svg:width="1.3335in" svg:height="0.6878in" svg:x="2.6583in" svg:y="0.1425in"><text:p text:style-name="P175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9"/>
      <text:p text:style-name="P11"/>
      <text:p text:style-name="P13"><draw:custom-shape text:anchor-type="paragraph" draw:z-index="2" draw:style-name="gr1" svg:width="1.3335in" svg:height="0.6878in" svg:x="2.6583in" svg:y="0.1043in"><text:p text:style-name="P175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12"/>
      <text:p text:style-name="P20"/>
      <text:p text:style-name="P131"><text:span text:style-name="T171">The source SIL program is fed as the input to the generated parser (</text:span><text:span text:style-name="T176">a.out</text:span><text:span text:style-name="T171">). <text:s/></text:span><text:span text:style-name="T175">The parser </text:span><text:span text:style-name="T172">checks </text:span><text:span text:style-name="T174">whether</text:span><text:span text:style-name="T172"> the program </text:span><text:span text:style-name="T175">satisfies </text:span><text:span text:style-name="T172">the </text:span><text:span text:style-name="T175">syntax </text:span><text:span text:style-name="T173">specification </text:span><text:span text:style-name="T175">given </text:span><text:span text:style-name="T173">in the </text:span><text:span text:style-name="T177">input_file.y</text:span><text:span text:style-name="T173"> file. </text:span></text:p>
      <text:p text:style-name="P25"/>
      <text:p text:style-name="P14"><text:span text:style-name="T94"><text:tab/>A parser is </text:span><text:span text:style-name="T95">a </text:span><text:span text:style-name="T94">program that </text:span><text:span text:style-name="T83">checks whether its </text:span><text:span text:style-name="T94">input </text:span><text:span text:style-name="T273">(viewed as a stre</text:span><text:span text:style-name="T277">a</text:span><text:span text:style-name="T273">m of tokens) meets</text:span><text:span text:style-name="T94"> a </text:span><text:span text:style-name="T273">given </text:span><text:span text:style-name="T94">grammar </text:span><text:soft-page-break/><text:span text:style-name="T100">specification</text:span><text:span text:style-name="T94">. </text:span><text:span text:style-name="T93"><text:s/></text:span><text:span text:style-name="T107">The syntax of </text:span><text:span text:style-name="T108">SIL</text:span><text:span text:style-name="T107"> can be specified <text:s/></text:span><text:span text:style-name="T109">using</text:span><text:span text:style-name="T106"> </text:span><text:span text:style-name="T114">a </text:span><text:span text:style-name="T110">Context Free Grammar.</text:span><text:span text:style-name="T109"> </text:span><text:span text:style-name="T114">As mentioned earlier, </text:span><text:span text:style-name="T111">YACC </text:span><text:span text:style-name="T114">takes this sp</text:span><text:span text:style-name="T116">e</text:span><text:span text:style-name="T114">cification and generates a parser for SIL. <text:s/></text:span></text:p>
      <text:p text:style-name="P21"/>
      <text:p text:style-name="P81"><text:span text:style-name="T249"><text:s text:c="9"/>Recall that a </text:span><text:span text:style-name="T239">context free grammar</text:span><text:span text:style-name="T245"> is defined by a four tuple (</text:span><text:span text:style-name="T249">N</text:span><text:span text:style-name="T245">,T,P,S) - <text:s/>a set </text:span><text:span text:style-name="T249">N</text:span><text:span text:style-name="T245"> of </text:span><text:span text:style-name="T243">non-terminals</text:span><text:span text:style-name="T245">, a set T of </text:span><text:span text:style-name="T239">t</text:span><text:span text:style-name="T244">erminals</text:span><text:span text:style-name="T239"> </text:span><text:span text:style-name="T245">(</text:span><text:span text:style-name="T249">in our project, these are the tokens returned by the lexical analyzer and hence we may refer to them as </text:span><text:span text:style-name="T244">tokens</text:span><text:span text:style-name="T249"> occasionally</text:span><text:span text:style-name="T245">), <text:s/>set </text:span><text:span text:style-name="T245">P of </text:span><text:span text:style-name="T239">productions</text:span><text:span text:style-name="T245"> and a </text:span><text:span text:style-name="T239">start </text:span><text:span text:style-name="T240">variable</text:span><text:span text:style-name="T245"> <text:s/>S. </text:span><text:span text:style-name="T246">Each production consists of a </text:span><text:span text:style-name="T249">non-terminal</text:span><text:span text:style-name="T246"> on the left side (</text:span><text:span text:style-name="T240">head</text:span><text:span text:style-name="T246"> part) and a sequence of tokens and </text:span><text:span text:style-name="T249">non-terminals</text:span><text:span text:style-name="T246"> (of zero or more length) on the right side (</text:span><text:span text:style-name="T240">body</text:span><text:span text:style-name="T246"> part). For more about context free grammars </text:span><text:span text:style-name="T248">refer to </text:span><text:span text:style-name="T336">[</text:span><text:span text:style-name="T333">http://en.wikipedia.org/wiki/Context-free_grammar</text:span><text:span text:style-name="T334">]</text:span><text:span text:style-name="T335"> </text:span></text:p>
      <text:p text:style-name="P32"/>
      <text:p text:style-name="P22">Example: <text:s/><text:span text:style-name="T318">This </text:span><text:span text:style-name="T330">example </text:span><text:span text:style-name="T342">[Link to eg_1n2post_no-att.y]</text:span><text:span text:style-name="T318"> is an</text:span> <text:span text:style-name="T318"><text:s/>Infix to Postfix converter </text:span><text:span text:style-name="T362">implemented using</text:span><text:span text:style-name="T318"> YACC. <text:s/>The </text:span><text:span text:style-name="T77">rules part</text:span><text:span text:style-name="T318"> of th</text:span><text:span text:style-name="T328">e</text:span><text:span text:style-name="T318"> </text:span><text:span text:style-name="T362">YACC program</text:span><text:span text:style-name="T318"> </text:span><text:span text:style-name="T366">has been shown below</text:span><text:span text:style-name="T318">: <text:s/></text:span></text:p>
      <text:p text:style-name="P22"/>
      <text:p text:style-name="P51"><text:span text:style-name="T287">start: expr '\n'<text:tab/>{</text:span><text:span text:style-name="T288">exit(1);</text:span><text:span text:style-name="T287">} </text:span></text:p>
      <text:p text:style-name="P54"><text:tab/>; </text:p>
      <text:p text:style-name="P54"/>
      <text:p text:style-name="P54">expr: <text:s/>expr '+' expr<text:tab/>{printf("+ ");} </text:p>
      <text:p text:style-name="P54"><text:tab/>| expr '*' expr<text:tab/>{printf("* ");} </text:p>
      <text:p text:style-name="P54"><text:tab/>| '(' expr ')'<text:tab/> </text:p>
      <text:p text:style-name="P54"><text:tab/>| DIGIT<text:tab/><text:tab/>{printf("NUM%<text:span text:style-name="T363">d</text:span> ",<text:span text:style-name="T363">pos</text:span>);} </text:p>
      <text:p text:style-name="P54"><text:tab/>; </text:p>
      <text:p text:style-name="P54"/>
      <text:p text:style-name="P103"/>
      <text:p text:style-name="P100">In this example, the set of non-terminals N = {<text:span text:style-name="T33">start</text:span><text:span text:style-name="T1">, </text:span><text:span text:style-name="T33">expr</text:span>}, the set of terminals </text:p>
      <text:p text:style-name="P100">T = {<text:span text:style-name="T33">'\n',</text:span><text:span text:style-name="T328"> </text:span><text:span text:style-name="T1">'</text:span><text:span text:style-name="T33">+', <text:s/>'*', '(', ')' , DIGIT</text:span><text:span text:style-name="T328"> </text:span>} and the start symbol S = <text:span text:style-name="T37">start</text:span>. <text:s/></text:p>
      <text:p text:style-name="P102"/>
      <text:p text:style-name="P23">Sample Input/Output :</text:p>
      <text:p text:style-name="P23"/>
      <text:p text:style-name="P40"><text:soft-page-break/><text:span text:style-name="T96">I:<text:tab/></text:span><text:span text:style-name="T361">1</text:span><text:span text:style-name="T360">+5</text:span></text:p>
      <text:p text:style-name="P40"><text:span text:style-name="T96">O:<text:tab/></text:span><text:span text:style-name="T360">NUM</text:span><text:span text:style-name="T364">1</text:span><text:span text:style-name="T360"> NUM</text:span><text:span text:style-name="T364">2</text:span><text:span text:style-name="T360"> +</text:span></text:p>
      <text:p text:style-name="P43"><text:s/></text:p>
      <text:p text:style-name="P101">When the input 1+5 is given to the <text:span text:style-name="T365">parser (object file)</text:span> generated by YACC <text:span text:style-name="T343">[Link to yacc_run_inst.txt]</text:span><text:span text:style-name="T365"> </text:span>, <text:span text:style-name="T365">the parser prints a </text:span><text:span text:style-name="T81">postfix form</text:span><text:span text:style-name="T365"> of the original expression </text:span><text:span text:style-name="T47">1+5</text:span><text:span text:style-name="T365"> as <text:s/></text:span><text:span text:style-name="T47">NUM1 NUM2 +</text:span><text:span text:style-name="T365"> where, </text:span><text:span text:style-name="T47">NUM1</text:span><text:span text:style-name="T365"> represents the first number in the input expression i.e. </text:span><text:span text:style-name="T47">1</text:span><text:span text:style-name="T365"> and</text:span><text:span text:style-name="T47"> NUM2 </text:span><text:span text:style-name="T139">represents the second number in the input expression i.e. </text:span><text:span text:style-name="T47">5</text:span><text:span text:style-name="T365">.</text:span></text:p>
      <text:p text:style-name="P101"><text:span text:style-name="T365"><text:s/></text:span><text:s/></text:p>
      <text:p text:style-name="P44">I:<text:tab/><text:span text:style-name="T365">3+(1*9)+5</text:span></text:p>
      <text:p text:style-name="P42"><text:span text:style-name="T97">O:<text:tab/></text:span><text:span text:style-name="T365">NUM1 NUM2 NUM3 * NUM4 + +</text:span></text:p>
      <text:p text:style-name="P59"/>
      <text:p text:style-name="P41"><text:span text:style-name="T98">I:<text:tab/></text:span><text:span text:style-name="T98">5</text:span><text:span text:style-name="T99">$</text:span></text:p>
      <text:p text:style-name="P45">O:<text:tab/><text:span text:style-name="T362">NUM</text:span><text:span text:style-name="T364">1</text:span> error</text:p>
      <text:p text:style-name="P24"><text:tab/></text:p>
      <text:p text:style-name="P15"><text:span text:style-name="T101">This example demonstrates the specification of </text:span><text:span text:style-name="T72">rule</text:span><text:span text:style-name="T73">s</text:span><text:span text:style-name="T101"> in YACC. </text:span><text:span text:style-name="T102"><text:s/></text:span><text:span text:style-name="T103">In this example there are </text:span><text:span text:style-name="T328">five</text:span><text:span text:style-name="T274"> rules</text:span><text:span text:style-name="T103">. <text:s/></text:span><text:span text:style-name="T274">Each</text:span><text:span text:style-name="T169"> rule</text:span><text:span text:style-name="T104"> </text:span><text:span text:style-name="T274">has </text:span><text:span text:style-name="T318">a</text:span><text:span text:style-name="T274"> </text:span><text:span text:style-name="T74">product</text:span><text:span text:style-name="T75">i</text:span><text:span text:style-name="T74">on part</text:span><text:span text:style-name="T274"> and an </text:span><text:span text:style-name="T74">action part</text:span><text:span text:style-name="T274">. <text:s/>The action </text:span><text:span text:style-name="T274">part consists of C statements enclosed within </text:span><text:span text:style-name="T276">a </text:span><text:span text:style-name="T11">{</text:span><text:span text:style-name="T274"> </text:span><text:span text:style-name="T276">and</text:span><text:span text:style-name="T274"> </text:span><text:span text:style-name="T11">}</text:span><text:span text:style-name="T274">. Each production part has a </text:span><text:span text:style-name="T74">head</text:span><text:span text:style-name="T274"> and a </text:span><text:span text:style-name="T74">body</text:span><text:span text:style-name="T274"> sep</text:span><text:span text:style-name="T277">a</text:span><text:span text:style-name="T274">rated by </text:span><text:span text:style-name="T281">a </text:span><text:span text:style-name="T33">'</text:span><text:span text:style-name="T11">:</text:span><text:span text:style-name="T33">'</text:span><text:span text:style-name="T274">. For example, the first rule above has </text:span><text:span text:style-name="T170">production </text:span><text:span text:style-name="T274">part with </text:span><text:span text:style-name="T34">start</text:span><text:span text:style-name="T274"> as the head and </text:span><text:span text:style-name="T34">expr '\n'</text:span><text:span text:style-name="T274"> as the body. <text:s/>The action part for the </text:span><text:span text:style-name="T275">r</text:span><text:span text:style-name="T274">ule is <text:s/></text:span><text:span text:style-name="T36">{</text:span><text:span text:style-name="T35">exit(1);</text:span><text:span text:style-name="T36">}</text:span><text:span text:style-name="T274">. <text:s/></text:span></text:p>
      <text:p text:style-name="P38"/>
      <text:p text:style-name="P16"><text:span text:style-name="T84">The parser reads the input sequentially and tries to find a pattern match with the body part of each production. <text:s/>When </text:span><text:span text:style-name="T85">it </text:span><text:span text:style-name="T84">finds a matching production, </text:span><text:span text:style-name="T84">the action part of the corresponding rule is executed.</text:span><text:span text:style-name="T85"> <text:s/></text:span><text:span text:style-name="T86">The process is repeated till the end of the input.</text:span></text:p>
      <text:p text:style-name="P39"/>
      <text:p text:style-name="P140"><text:span text:style-name="T212">In the above example, when the input </text:span><text:span text:style-name="T209">1</text:span><text:span text:style-name="T206">+5</text:span><text:span text:style-name="T212"> is given to the parser, it attempts to match </text:span><text:span text:style-name="T215">the input</text:span><text:span text:style-name="T212"> with the body of the production of the first rule. </text:span><text:span text:style-name="T214">W</text:span><text:span text:style-name="T213">hen the input has been parsed completely </text:span><text:span text:style-name="T216">and correctly matched with the start production </text:span><text:span text:style-name="T207">start: expr '\n'</text:span><text:span text:style-name="T216"> the</text:span><text:span text:style-name="T213"> </text:span><text:span text:style-name="T216">parser</text:span><text:span text:style-name="T213"> executes the action <text:s/></text:span><text:span text:style-name="T208">exit(1);.</text:span><text:span text:style-name="T12"> </text:span><text:span text:style-name="T113">The statements</text:span><text:span text:style-name="T13"> </text:span><text:span text:style-name="T202">printf("</text:span><text:span text:style-name="T203">NUM </text:span><text:span text:style-name="T202">");</text:span><text:span text:style-name="T201"> </text:span><text:span text:style-name="T186">and</text:span><text:span text:style-name="T200"> </text:span><text:span text:style-name="T202">printf("+ ");</text:span><text:span text:style-name="T201"> </text:span><text:span text:style-name="T187">are executed as result of the input being matched with the </text:span><text:span text:style-name="T188">production</text:span><text:span text:style-name="T189">s </text:span><text:span text:style-name="T188"><text:s/></text:span><text:span text:style-name="T204">expr: DIGIT</text:span><text:span text:style-name="T188"> <text:s/></text:span><text:span text:style-name="T189">and </text:span><text:soft-page-break/><text:span text:style-name="T202">expr: <text:s/>expr '+' expr</text:span><text:span text:style-name="T189"> respectively. </text:span></text:p>
      <text:p text:style-name="P118"/>
      <text:p text:style-name="P16"><text:span text:style-name="T84">If the parser fails to find any matching body part, </text:span><text:span text:style-name="T87">it invokes a special yyerror() function. <text:s/>In our example, the yyerror() function is programmed to print the message </text:span><text:span text:style-name="T84"><text:s/></text:span><text:span text:style-name="T105">“</text:span><text:span text:style-name="T2">error</text:span><text:span text:style-name="T105">”</text:span><text:span text:style-name="T115">. </text:span><text:span text:style-name="T344">[Link to yyerror() of eg_</text:span><text:span text:style-name="T345">i</text:span><text:span text:style-name="T344">n2pos</text:span><text:span text:style-name="T346">t</text:span><text:span text:style-name="T344">_no-att.y]</text:span></text:p>
      <text:p text:style-name="P120"/>
      <text:p text:style-name="P119">2<text:tab/>The structure of YACC programs</text:p>
      <text:p text:style-name="P119"/>
      <text:p text:style-name="P18">A <text:span text:style-name="T276">YACC</text:span> program consists of three sections: Declarations, Rules and Auxiliary functions. <text:span text:style-name="T350">[</text:span><text:span text:style-name="T351">Link </text:span><text:span text:style-name="T342">to </text:span><text:span text:style-name="T350">structure.y]</text:span><text:span text:style-name="T367"> </text:span><text:span text:style-name="T276">(Note the similarity with the structure of LEX programs).</text:span><text:span text:style-name="T322"> <text:s/></text:span></text:p>
      <text:p text:style-name="P17"/>
      <text:p text:style-name="P17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9"/>
      <text:p text:style-name="P112"/>
      <text:p text:style-name="P112"/>
      <text:p text:style-name="P112"/>
      <text:p text:style-name="P112"/>
      <text:p text:style-name="P112">2.1<text:tab/>Declarations</text:p>
      <text:p text:style-name="P112"/>
      <text:p text:style-name="P74"><text:span text:style-name="T219">The Declarations section consists of two parts, </text:span><text:span text:style-name="T82">C declarations <text:s/>and YACC Declarations</text:span><text:span text:style-name="T219">.</text:span></text:p>
      <text:p text:style-name="P75"/>
      <text:p text:style-name="P139"><text:span text:style-name="T180">The C Declarations are delimited by </text:span><text:span text:style-name="T199">%{</text:span><text:span text:style-name="T180"> and </text:span><text:span text:style-name="T199">%}.</text:span><text:span text:style-name="T180"> This part consists of all the declarations required for the C code </text:span><text:span text:style-name="T191">you write</text:span><text:span text:style-name="T180"> in the </text:span><text:span text:style-name="T193">Actions</text:span><text:span text:style-name="T180"> section and the</text:span><text:span text:style-name="T179"> </text:span><text:span text:style-name="T193">Auxiliary functions</text:span><text:span text:style-name="T180"> section. </text:span><text:span text:style-name="T192">YACC copies t</text:span><text:span text:style-name="T180">he contents of this section <text:s/>into </text:span><text:span text:style-name="T181">the generated</text:span><text:span text:style-name="T180"> </text:span><text:span text:style-name="T178">y.tab.c </text:span><text:span text:style-name="T112">file</text:span><text:span text:style-name="T178"> </text:span><text:span text:style-name="T180">without any modification</text:span><text:span text:style-name="T178">. </text:span><text:span text:style-name="T180"><text:s/></text:span></text:p>
      <text:p text:style-name="P76"><text:soft-page-break/></text:p>
      <text:p text:style-name="P97">The following <text:span text:style-name="T368">example </text:span>shows an abstract outline of the structure of <text:span text:style-name="T369">the declarations part of a</text:span> YACC program: <text:s/></text:p>
      <text:p text:style-name="P46"/>
      <text:p text:style-name="P62">/* Beginning of Declarations part */ </text:p>
      <text:p text:style-name="P62"/>
      <text:p text:style-name="P62">%{ <text:s text:c="5"/>/* Beginning of C declarations */ </text:p>
      <text:p text:style-name="P62"/>
      <text:p text:style-name="P62"/>
      <text:p text:style-name="P62">%} <text:s text:c="5"/>/* End of C declarations */ </text:p>
      <text:p text:style-name="P62"/>
      <text:p text:style-name="P62"><text:tab/>/* Beginning of YACC declarations <text:s/>*/ </text:p>
      <text:p text:style-name="P63"/>
      <text:p text:style-name="P64"><text:tab/></text:p>
      <text:p text:style-name="P65"><text:tab/>/* End of YACC declarations */ </text:p>
      <text:p text:style-name="P65"><text:tab/> </text:p>
      <text:p text:style-name="P65">/* End of Declarations Part */ </text:p>
      <text:p text:style-name="P106"/>
      <text:p text:style-name="P132"><text:span text:style-name="T182">The YACC </text:span><text:span text:style-name="T185">d</text:span><text:span text:style-name="T182">eclarations </text:span><text:span text:style-name="T185">part </text:span><text:span text:style-name="T182">co</text:span><text:span text:style-name="T191">mprises</text:span><text:span text:style-name="T182"> of declarations of </text:span><text:span text:style-name="T194">tokens</text:span><text:span text:style-name="T182"> </text:span><text:span text:style-name="T190">(usually returned by the </text:span><text:span text:style-name="T347">lexical analyzer </text:span><text:span text:style-name="T348">[Link to LEX document] </text:span><text:span text:style-name="T217">)</text:span><text:span text:style-name="T184">. </text:span><text:span text:style-name="T190">The parser reads the tokens by invoking the function </text:span><text:span text:style-name="T195">yylex() </text:span><text:span text:style-name="T183">(To be discussed in detail later). </text:span></text:p>
      <text:p text:style-name="P99"/>
      <text:p text:style-name="P113">2.2<text:tab/>Rules</text:p>
      <text:p text:style-name="P46"/>
      <text:p text:style-name="P79"><text:span text:style-name="T221">A rule in a YACC program comprises of two parts (i) the </text:span><text:span text:style-name="T241">production</text:span><text:span text:style-name="T242"> part</text:span><text:span text:style-name="T221"> and (ii) the </text:span><text:span text:style-name="T242">action part</text:span><text:span text:style-name="T221">. <text:s/></text:span><text:span text:style-name="T250">In this project, t</text:span><text:span text:style-name="T222">he syntax of SIL </text:span><text:span text:style-name="T250">programming language will be</text:span><text:span text:style-name="T222"> specified in the form of </text:span><text:span text:style-name="T247">a context free grammar.</text:span><text:span text:style-name="T222"> </text:span><text:span text:style-name="T225">A</text:span><text:span text:style-name="T223"> </text:span><text:span text:style-name="T224">rule in YACC</text:span><text:span text:style-name="T223"> is of the form:</text:span></text:p>
      <text:p text:style-name="P48"/>
      <text:p text:style-name="P48">production_head<text:tab/>:<text:tab/>production_body<text:tab/>{<text:span text:style-name="T280">a</text:span>ction in C } ;</text:p>
      <text:p text:style-name="P28"/>
      <text:p text:style-name="P98">The following <text:span text:style-name="T368">example </text:span>shows an abstract outline of the structure of <text:span text:style-name="T369">the </text:span><text:span text:style-name="T370">rules</text:span><text:span text:style-name="T369"> part of a</text:span> YACC program:</text:p>
      <text:p text:style-name="P65"/>
      <text:p text:style-name="P65"><text:soft-page-break/></text:p>
      <text:p text:style-name="P65">%%<text:tab/> </text:p>
      <text:p text:style-name="P65"/>
      <text:p text:style-name="P65">/* Rules Section begins here */ </text:p>
      <text:p text:style-name="P65"/>
      <text:p text:style-name="P65"/>
      <text:p text:style-name="P65">/* Rules Section ends here */ </text:p>
      <text:p text:style-name="P65"/>
      <text:p text:style-name="P65">%% <text:tab/> </text:p>
      <text:p text:style-name="P30">The rules in our example can be found <text:span text:style-name="T329">here </text:span><text:span text:style-name="T352">[Link to Rules section in eg_in2post_no-att.y] </text:span></text:p>
      <text:p text:style-name="P28"/>
      <text:p text:style-name="P114">2.2.1<text:tab/>Productions</text:p>
      <text:p text:style-name="P77"/>
      <text:p text:style-name="P34"><text:span text:style-name="T220">Each production consists of a production </text:span><text:span text:style-name="T237">head</text:span><text:span text:style-name="T220"> and a production </text:span><text:span text:style-name="T237">body</text:span><text:span text:style-name="T220">. </text:span><text:span text:style-name="T371">Consider a production from our </text:span><text:span text:style-name="T353">example [Link to productions of eg_in2post_no-att.y]</text:span><text:span text:style-name="T371">:</text:span></text:p>
      <text:p text:style-name="P35"/>
      <text:p text:style-name="P47"><text:span text:style-name="T258">expr<text:tab/>:<text:tab/>expr </text:span><text:span text:style-name="T371">'+'</text:span><text:span text:style-name="T258"> expr</text:span></text:p>
      <text:p text:style-name="P49"/>
      <text:p text:style-name="P78"><text:span text:style-name="T222">The </text:span><text:span text:style-name="T3">expr</text:span><text:span text:style-name="T222"> on the LHS of the</text:span><text:span text:style-name="T3"> : </text:span><text:span text:style-name="T264">in the production </text:span><text:span text:style-name="T222">is called the </text:span><text:span text:style-name="T238">head</text:span><text:span text:style-name="T222"> of the production and the </text:span><text:span text:style-name="T3">expr </text:span><text:span text:style-name="T38">'+'</text:span><text:span text:style-name="T3"> expr</text:span><text:span text:style-name="T222"> on the RHS of the </text:span><text:span text:style-name="T3">: </text:span><text:span text:style-name="T222">is called the </text:span><text:span text:style-name="T238">body</text:span><text:span text:style-name="T222"> of the production. </text:span></text:p>
      <text:p text:style-name="P29"><text:tab/></text:p>
      <text:p text:style-name="P84"><text:span text:style-name="T278">In the above example, </text:span><text:span text:style-name="T39">'+'</text:span><text:span text:style-name="T268"> is a </text:span><text:span text:style-name="T372">terminal</text:span><text:span text:style-name="T270"> </text:span><text:span text:style-name="T398">(token) </text:span><text:span text:style-name="T272">and</text:span><text:span text:style-name="T270"> </text:span><text:span text:style-name="T7">expr</text:span><text:span text:style-name="T270"> is a </text:span><text:span text:style-name="T315">non-terminal. <text:s/></text:span><text:span text:style-name="T271"><text:s/></text:span><text:span text:style-name="T398">Users can name to a tokens. <text:s/></text:span></text:p>
      <text:p text:style-name="P84"><text:span text:style-name="T398">(for instance we can give the name 'PLUS' to the token '+'). <text:s/></text:span><text:span text:style-name="T321"><text:s/>In such cases, the names must be defined in the <text:s/>declarations section. <text:s/>(example)</text:span><text:span text:style-name="T319"> </text:span><text:span text:style-name="T266">The head </text:span><text:span text:style-name="T267">of a production is always a </text:span><text:span text:style-name="T326">non-terminal</text:span><text:span text:style-name="T267">. </text:span><text:span text:style-name="T269">Every </text:span><text:span text:style-name="T326">non-terminal</text:span><text:span text:style-name="T269"> in </text:span><text:span text:style-name="T279">the</text:span><text:span text:style-name="T269"> grammar must </text:span><text:span text:style-name="T279">appear in the head part of at least one production. </text:span></text:p>
      <text:p text:style-name="P85"><text:tab/></text:p>
      <text:p text:style-name="P115">2.2.2<text:tab/>Actions</text:p>
      <text:p text:style-name="P80"/>
      <text:p text:style-name="P82"><text:soft-page-break/><text:span text:style-name="T282">The action </text:span><text:span text:style-name="T283">part </text:span><text:span text:style-name="T284">of a rule </text:span><text:span text:style-name="T283">consists of C statements which are</text:span><text:span text:style-name="T282"> executed when the input is matched with the</text:span><text:span text:style-name="T285"> </text:span><text:span text:style-name="T282">body of </text:span><text:span text:style-name="T286">a</text:span><text:span text:style-name="T282"> production. </text:span><text:span text:style-name="T354">([Link to Actions section of </text:span><text:span text:style-name="T354">eg_in2post_no-att.y])</text:span><text:span text:style-name="T326"> </text:span><text:span text:style-name="T323"><text:s/></text:span></text:p>
      <text:p text:style-name="P58"/>
      <text:p text:style-name="P83"><text:span text:style-name="T137">The y.tab.c file contains a function </text:span><text:span text:style-name="T4">yyparse()</text:span><text:span text:style-name="T138"> </text:span><text:span text:style-name="T137">which is an</text:span><text:span text:style-name="T32"> </text:span><text:span text:style-name="T263">implementation </text:span><text:span text:style-name="T326">(in C) </text:span><text:span text:style-name="T263">of </text:span><text:span text:style-name="T326">a</text:span><text:span text:style-name="T263"> push down automaton. </text:span><text:span text:style-name="T48">yyparse()</text:span><text:span text:style-name="T373"> is responsible </text:span><text:span text:style-name="T326">for</text:span><text:span text:style-name="T263"> pars</text:span><text:span text:style-name="T326">ing</text:span><text:span text:style-name="T263"> </text:span><text:span text:style-name="T315">the</text:span><text:span text:style-name="T263"> given input file.</text:span><text:span text:style-name="T261"> <text:s/></text:span><text:span text:style-name="T323">The function </text:span><text:span text:style-name="T5">y</text:span><text:span text:style-name="T4">ylex()</text:span><text:span text:style-name="T261"> is invoked by </text:span><text:span text:style-name="T4">yyparse()</text:span><text:span text:style-name="T261"> to </text:span><text:span text:style-name="T323">read</text:span><text:span text:style-name="T315"> tokens </text:span><text:span text:style-name="T323">from</text:span><text:span text:style-name="T261"> the input file. </text:span><text:span text:style-name="T355">[Link to</text:span><text:span text:style-name="T356"> yy</text:span><text:span text:style-name="T354">l</text:span><text:span text:style-name="T356">ex() in </text:span><text:span text:style-name="T354">eg_in2post_no-att.y</text:span><text:span text:style-name="T355">]</text:span><text:span text:style-name="T323">. <text:s/>Note that the yyparse() function is automatically generated by YACC <text:s/>in the y.tab.c file. Although YACC </text:span><text:span text:style-name="T374">declares <text:s/></text:span><text:span text:style-name="T49">yylex() </text:span><text:span text:style-name="T140">in the y.tab.c file</text:span><text:span text:style-name="T323">, it </text:span><text:span text:style-name="T320">does not</text:span><text:span text:style-name="T323"> generate the </text:span><text:span text:style-name="T78">definition</text:span><text:span text:style-name="T323"> for </text:span><text:span text:style-name="T49">yylex()</text:span><text:span text:style-name="T323">. <text:s text:c="2"/>Hence the </text:span><text:span text:style-name="T49">yylex()</text:span><text:span text:style-name="T323"> function definition has to be supplied by you (either directly </text:span><text:span text:style-name="T326">by </text:span><text:span text:style-name="T324">defining</text:span><text:span text:style-name="T323"> </text:span><text:span text:style-name="T49">yylex()</text:span><text:span text:style-name="T323"> </text:span><text:span text:style-name="T324">in the </text:span><text:span text:style-name="T79">auxiliary function</text:span><text:span text:style-name="T80">s</text:span><text:span text:style-name="T79"> section</text:span><text:span text:style-name="T324"> </text:span><text:span text:style-name="T323">or using a lexical analyzer generator like LEX).</text:span><text:span text:style-name="T261"> </text:span><text:span text:style-name="T316">Each </text:span><text:span text:style-name="T317">invocation of </text:span><text:span text:style-name="T316"><text:s/></text:span><text:span text:style-name="T4">yylex()</text:span><text:span text:style-name="T261"> </text:span><text:span text:style-name="T323">must </text:span><text:span text:style-name="T261">return</text:span><text:span text:style-name="T262"> </text:span><text:span text:style-name="T316">the next </text:span><text:span text:style-name="T262">token </text:span><text:span text:style-name="T324">(from the input steam)</text:span><text:span text:style-name="T316"> to </text:span><text:span text:style-name="T50">yyparse()</text:span><text:span text:style-name="T316">.</text:span><text:span text:style-name="T261"> </text:span><text:span text:style-name="T259">The action corresponding to a production is </text:span><text:span text:style-name="T260">executed </text:span><text:span text:style-name="T265">by </text:span><text:span text:style-name="T6">yyparse()</text:span><text:span text:style-name="T260">only </text:span><text:span text:style-name="T326">after</text:span><text:span text:style-name="T260"> </text:span><text:span text:style-name="T317">sufficient number of tokens has been read <text:s/></text:span><text:span text:style-name="T326">(through repeated invocations of yylex()) </text:span><text:span text:style-name="T317">to get a complete match with the body of the production. </text:span></text:p>
      <text:p text:style-name="P33"/>
      <text:p text:style-name="P104"><text:span text:style-name="T227">Note that </text:span><text:span text:style-name="T251">a <text:s/>non-terminal</text:span><text:span text:style-name="T227"> </text:span><text:span text:style-name="T257">in the head part of a production</text:span><text:span text:style-name="T254"> </text:span><text:span text:style-name="T227">may have one </text:span><text:span text:style-name="T231">or more </text:span><text:span text:style-name="T227">production bod</text:span><text:span text:style-name="T230">ies </text:span><text:span text:style-name="T227">separated by a “</text:span><text:span text:style-name="T8">|”.</text:span><text:span text:style-name="T226"> </text:span><text:span text:style-name="T254">C</text:span><text:span text:style-name="T252">onsider the </text:span><text:span text:style-name="T254">non-terminal </text:span><text:span text:style-name="T40">expr</text:span><text:span text:style-name="T252"> <text:s/>in our example </text:span><text:span text:style-name="T338">[Link to </text:span><text:span text:style-name="T339">body of expr in</text:span><text:span text:style-name="T338"> eg_in2post_no-att.y]</text:span><text:span text:style-name="T252">.</text:span><text:span text:style-name="T229"> </text:span><text:span text:style-name="T254">T</text:span><text:span text:style-name="T229">he </text:span><text:span text:style-name="T254">non-terminal</text:span><text:span text:style-name="T229"> has </text:span><text:span text:style-name="T254">four</text:span><text:span text:style-name="T229"> production bodies </text:span><text:span text:style-name="T9">expr </text:span><text:span text:style-name="T40">'+'</text:span><text:span text:style-name="T9"> expr</text:span><text:span text:style-name="T229"> , </text:span><text:span text:style-name="T9">expr </text:span><text:span text:style-name="T40">'*'</text:span><text:span text:style-name="T9"> expr</text:span><text:span text:style-name="T229"> , </text:span><text:span text:style-name="T40">'</text:span><text:span text:style-name="T41">(</text:span><text:span text:style-name="T40">'</text:span><text:span text:style-name="T9"> expr </text:span><text:span text:style-name="T41">')' </text:span><text:span text:style-name="T229">and </text:span><text:span text:style-name="T41">DIGIT</text:span><text:span text:style-name="T229">. The first production body has an associated print action </text:span><text:span text:style-name="T51">printf("+ "), <text:s/></text:span><text:span text:style-name="T56">[ add one more ] </text:span><text:span text:style-name="T229">. </text:span><text:span text:style-name="T9">yyparse()</text:span><text:span text:style-name="T229"> executes the action only when the body </text:span><text:span text:style-name="T9">expr </text:span><text:span text:style-name="T42">'+'</text:span><text:span text:style-name="T9"> expr</text:span><text:span text:style-name="T229"> has been matched </text:span><text:span text:style-name="T232">with the input</text:span><text:span text:style-name="T229">. </text:span><text:span text:style-name="T252">The action part of a single </text:span><text:span text:style-name="T228">production may have </text:span><text:span text:style-name="T252">several statements of C code. </text:span></text:p>
      <text:p text:style-name="P27"/>
      <text:p text:style-name="P37">2.2.3<text:tab/>Auxiliary functions</text:p>
      <text:p text:style-name="P37"/>
      <text:p text:style-name="P105"><text:span text:style-name="T233">The Auxiliary functions section con</text:span><text:span text:style-name="T252">tains the definitions of three mandatory functions </text:span><text:span text:style-name="T52">main()</text:span><text:span text:style-name="T252">, </text:span><text:span text:style-name="T52">yy</text:span><text:span text:style-name="T53">lex</text:span><text:span text:style-name="T52">()</text:span><text:span text:style-name="T252"> and </text:span><text:span text:style-name="T52">yyerror()</text:span><text:span text:style-name="T252">. You</text:span><text:span text:style-name="T235"> may wish to add </text:span><text:span text:style-name="T253">your</text:span><text:span text:style-name="T235"> own </text:span><text:span text:style-name="T252">functions (depending on the </text:span><text:span text:style-name="T255">the requirement for the application</text:span><text:span text:style-name="T252">)</text:span><text:span text:style-name="T235"> </text:span><text:span text:style-name="T252">in</text:span><text:span text:style-name="T235"> the </text:span><text:soft-page-break/><text:span text:style-name="T92">y.tab.c</text:span><text:span text:style-name="T235"> file.</text:span><text:span text:style-name="T236"> </text:span><text:span text:style-name="T252">Such functions are written in the a</text:span><text:span text:style-name="T236">uxiliary functions section.</text:span><text:span text:style-name="T233"> </text:span><text:span text:style-name="T256">The</text:span><text:span text:style-name="T252"> </text:span><text:span text:style-name="T357">main()</text:span><text:span text:style-name="T337"> </text:span><text:span text:style-name="T338">[Link to </text:span><text:span text:style-name="T340">main()</text:span><text:span text:style-name="T339"> in</text:span><text:span text:style-name="T338"> eg_in2post_no-att.y] </text:span><text:span text:style-name="T252">function must invoke </text:span><text:span text:style-name="T10">yyparse()</text:span><text:span text:style-name="T234"> </text:span><text:span text:style-name="T252">to parse the input. <text:s/></text:span></text:p>
      <text:p text:style-name="P31"/>
      <text:p text:style-name="P36">The auxiliary functions section of our example <text:span text:style-name="T338">[Link to </text:span><text:span text:style-name="T341">Auxiliary functions section of </text:span><text:span text:style-name="T338">eg_in2_post_no-att.y]</text:span> program uses no user defined functions. You will need to write your supporting functions later in this project. <text:s/></text:p>
      <text:p text:style-name="P26"/>
      <text:p text:style-name="P26"/>
      <text:p text:style-name="P26"/>
      <text:p text:style-name="P60"><text:span text:style-name="T375">expr: <text:s/>expr '+' expr<text:tab/>{</text:span><text:span text:style-name="T378">op</text:span><text:span text:style-name="T375">_print(</text:span><text:span text:style-name="T376">'</text:span><text:span text:style-name="T375">+</text:span><text:span text:style-name="T376">'</text:span><text:span text:style-name="T375">);} </text:span></text:p>
      <text:p text:style-name="P60"><text:span text:style-name="T375"><text:tab/>| expr '*' expr<text:tab/>{</text:span><text:span text:style-name="T378">op</text:span><text:span text:style-name="T375">_print(</text:span><text:span text:style-name="T376">'</text:span><text:span text:style-name="T375">*</text:span><text:span text:style-name="T376">'</text:span><text:span text:style-name="T375">);} </text:span></text:p>
      <text:p text:style-name="P66"><text:tab/>| '(' expr ')'<text:tab/></text:p>
      <text:p text:style-name="P66"><text:tab/>| DIGIT<text:tab/><text:tab/><text:tab/>{printf("NUM%d ",pos);} </text:p>
      <text:p text:style-name="P66"><text:tab/>; </text:p>
      <text:p text:style-name="P66"/>
      <text:p text:style-name="P66">%% </text:p>
      <text:p text:style-name="P67">/*<text:span text:style-name="T399">** Auxiliary functions part ***/</text:span></text:p>
      <text:p text:style-name="P67"/>
      <text:p text:style-name="P61"><text:span text:style-name="T376">void </text:span><text:span text:style-name="T378">op</text:span><text:span text:style-name="T375">_print(char </text:span><text:span text:style-name="T376">op</text:span><text:span text:style-name="T375">)</text:span></text:p>
      <text:p text:style-name="P66">{</text:p>
      <text:p text:style-name="P60"><text:span text:style-name="T375"><text:tab/></text:span><text:span text:style-name="T376">if(op == '+')</text:span></text:p>
      <text:p text:style-name="P68"><text:tab/><text:tab/>printf(“PLUS ”);</text:p>
      <text:p text:style-name="P68"><text:tab/>else if(op == '*')</text:p>
      <text:p text:style-name="P68"><text:tab/><text:tab/>printf(“MUL ”);</text:p>
      <text:p text:style-name="P69">}</text:p>
      <text:p text:style-name="P66"><text:tab/></text:p>
      <text:p text:style-name="P66">yyerror() </text:p>
      <text:p text:style-name="P66">{ </text:p>
      <text:p text:style-name="P66"><text:tab/>printf("error");<text:tab/></text:p>
      <text:p text:style-name="P66"><text:tab/>return; </text:p>
      <text:p text:style-name="P66">} </text:p>
      <text:p text:style-name="P66"/>
      <text:p text:style-name="P66">yylex() </text:p>
      <text:p text:style-name="P66">{ </text:p>
      <text:p text:style-name="P66"><text:soft-page-break/><text:tab/>int c; </text:p>
      <text:p text:style-name="P66"><text:tab/>c = getchar(); </text:p>
      <text:p text:style-name="P66"><text:tab/>if(isdigit(c)) </text:p>
      <text:p text:style-name="P66"><text:tab/>{ </text:p>
      <text:p text:style-name="P66"><text:tab/><text:tab/>pos++;<text:tab/><text:tab/> </text:p>
      <text:p text:style-name="P66"><text:tab/><text:tab/>return DIGIT; </text:p>
      <text:p text:style-name="P66"><text:tab/>} </text:p>
      <text:p text:style-name="P66"><text:tab/>return c; </text:p>
      <text:p text:style-name="P66">} </text:p>
      <text:p text:style-name="P66"/>
      <text:p text:style-name="P66">main() </text:p>
      <text:p text:style-name="P66">{ </text:p>
      <text:p text:style-name="P66"><text:tab/>yyparse(); </text:p>
      <text:p text:style-name="P66"><text:tab/>return 1; </text:p>
      <text:p text:style-name="P66">}</text:p>
      <text:p text:style-name="P86">Sample Input/Output:</text:p>
      <text:p text:style-name="P86"/>
      <text:p text:style-name="P50">I:<text:tab/>2+2</text:p>
      <text:p text:style-name="P50">O:<text:tab/><text:span text:style-name="T377">NUM1 NUM2 PLUS</text:span></text:p>
      <text:p text:style-name="P70"/>
      <text:p text:style-name="P87"><text:span text:style-name="T379">When </text:span><text:span text:style-name="T44">yyparse()</text:span><text:span text:style-name="T379"> matches the input </text:span><text:span text:style-name="T1">2+2 </text:span><text:span text:style-name="T379">with the production body <text:s/></text:span><text:span text:style-name="T43">expr '+' expr, </text:span><text:span text:style-name="T379">it executes the action</text:span><text:span text:style-name="T44"> </text:span><text:span text:style-name="T45">op</text:span><text:span text:style-name="T43">_print(</text:span><text:span text:style-name="T46">'</text:span><text:span text:style-name="T43">+</text:span><text:span text:style-name="T46">'</text:span><text:span text:style-name="T43">); </text:span><text:span text:style-name="T379">and as a result prints</text:span><text:span text:style-name="T44"> “PLUS” </text:span><text:span text:style-name="T379">in place of</text:span><text:span text:style-name="T44"> '+' </text:span><text:span text:style-name="T379">as per the definition of the user defined auxiliary function</text:span><text:span text:style-name="T44"> op_print().</text:span></text:p>
      <text:p text:style-name="P52"/>
      <text:p text:style-name="P141"/>
      <text:p text:style-name="P166"><text:span text:style-name="T397"/></text:p>
      <text:p text:style-name="P125"/>
      <text:p text:style-name="P125"/>
      <text:p text:style-name="P124"><text:span text:style-name="T397"/></text:p>
      <text:p text:style-name="P124"><text:soft-page-break/><text:span text:style-name="T397">4</text:span>.<text:tab/><text:span text:style-name="T380">Working of t</text:span>he Infix to Postfix program</text:p>
      <text:p text:style-name="P107"/>
      <text:p text:style-name="P174"><text:span text:style-name="T394">NOTE: </text:span><text:span text:style-name="T392">To understand th</text:span><text:span text:style-name="T394">is</text:span><text:span text:style-name="T392"> section the knowledge of working of a shift reduce parser </text:span><text:span text:style-name="T397">[Link to shift-reduce.txt] </text:span><text:span text:style-name="T392">is </text:span><text:span text:style-name="T392">mandatory</text:span><text:span text:style-name="T397"> </text:span></text:p>
      <text:p text:style-name="P167"><text:span text:style-name="T386"/></text:p>
      <text:p text:style-name="P90"><text:span text:style-name="T386">When</text:span><text:span text:style-name="T385"> input_file.y </text:span><text:span text:style-name="T386">is</text:span><text:span text:style-name="T385"> fed to YACC, it generates a y.tab.c </text:span><text:span text:style-name="T386">file </text:span><text:span text:style-name="T406">which when compiled, yields a parser.</text:span><text:span text:style-name="T386"> </text:span><text:span text:style-name="T358">[Link to Introduction to Yacc]. </text:span><text:span text:style-name="T406">The generated parser uses shift-reduce parsing to parse the given input.</text:span><text:span text:style-name="T359"> </text:span><text:span text:style-name="T387">Yacc copies the </text:span><text:span text:style-name="T388">C </text:span><text:span text:style-name="T387">declarations </text:span><text:span text:style-name="T388">(in the </text:span><text:span text:style-name="T391">D</text:span><text:span text:style-name="T388">eclaration </text:span><text:span text:style-name="T387">section </text:span><text:span text:style-name="T391">of input_file.y</text:span><text:span text:style-name="T388">)</text:span><text:span text:style-name="T387"> and </text:span><text:span text:style-name="T388">all </text:span><text:span text:style-name="T387">the auxiliary function</text:span><text:span text:style-name="T388">s </text:span><text:span text:style-name="T391">(</text:span><text:span text:style-name="T388">in the Auxiliary functions section </text:span><text:span text:style-name="T391">of input_file.y)</text:span><text:span text:style-name="T388"> </text:span><text:span text:style-name="T387">directly into y.tab.c without any modification. In addition to this YACC generates <text:s/>the definition of yyparse() in y.tab.c.</text:span></text:p>
      <text:p text:style-name="P142"/>
      <text:p text:style-name="P143">It is important to understand that, y.tab.c contains the following :</text:p>
      <text:list xml:id="list1531502732" text:style-name="L1">
        <text:list-item>
          <text:p text:style-name="P145"><text:span text:style-name="T389">The C declarations from the input_file.y file </text:span><text:span text:style-name="T349">[Link to part in y.tab.c]</text:span></text:p>
        </text:list-item>
        <text:list-item>
          <text:p text:style-name="P145"><text:span text:style-name="T389">Generated yyparse() definition </text:span><text:span text:style-name="T390"><text:s/></text:span><text:span text:style-name="T349">[Link to part in y.tab.c]</text:span></text:p>
        </text:list-item>
        <text:list-item>
          <text:p text:style-name="P146"><text:span text:style-name="T389">All the auxiliary functions from the input_file.y </text:span><text:span text:style-name="T349">[Link to part in y.tab.c]</text:span></text:p>
        </text:list-item>
      </text:list>
      <text:p text:style-name="P143"/>
      <text:p text:style-name="P108">Sample I/O:</text:p>
      <text:p text:style-name="P71">I: 2+3</text:p>
      <text:p text:style-name="P53"><text:span text:style-name="T381">O: NUM</text:span><text:span text:style-name="T382">1</text:span><text:span text:style-name="T381"> NUM</text:span><text:span text:style-name="T382">2</text:span><text:span text:style-name="T381"> + </text:span><text:span text:style-name="T290"><text:s/></text:span></text:p>
      <text:p text:style-name="P108"/>
      <text:p text:style-name="P89"><text:span text:style-name="T381">When the </text:span><text:span text:style-name="T383">expression </text:span><text:span text:style-name="T54">2+3</text:span><text:span text:style-name="T381"> is fed as the input to the generated parser, <text:s/></text:span><text:span text:style-name="T400">the </text:span><text:span text:style-name="T381">main() function </text:span><text:span text:style-name="T382">in the auxiliary functions section <text:s/></text:span><text:span text:style-name="T381">invokes yyparse(). <text:s/></text:span><text:span text:style-name="T400"><text:s/></text:span></text:p>
      <text:p text:style-name="P72"/>
      <text:p text:style-name="P72">main() </text:p>
      <text:p text:style-name="P72">{ </text:p>
      <text:p text:style-name="P72"><text:soft-page-break/><text:tab/>yyparse(); </text:p>
      <text:p text:style-name="P72"><text:tab/>return 1; </text:p>
      <text:p text:style-name="P72">}</text:p>
      <text:p text:style-name="P109"/>
      <text:p text:style-name="P89"><text:span text:style-name="T400">As noted earlier, </text:span><text:span text:style-name="T381">yyparse() in</text:span><text:span text:style-name="T400">vokes</text:span><text:span text:style-name="T381"> yylex() to read t</text:span><text:span text:style-name="T400">okens from the input. For example,</text:span><text:span text:style-name="T381"> </text:span><text:span text:style-name="T382">yylex() re</text:span><text:span text:style-name="T384">ads</text:span><text:span text:style-name="T382"> the input </text:span><text:span text:style-name="T401">2 </text:span><text:span text:style-name="T382">and</text:span><text:span text:style-name="T381"> returns </text:span><text:span text:style-name="T382">the token DIGIT. </text:span></text:p>
      <text:p text:style-name="P110"/>
      <text:p text:style-name="P72">yylex() </text:p>
      <text:p text:style-name="P72">{ </text:p>
      <text:p text:style-name="P72"><text:tab/>int c; </text:p>
      <text:p text:style-name="P72"><text:tab/>c = getchar(); </text:p>
      <text:p text:style-name="P72"><text:tab/>if(isdigit(c)) </text:p>
      <text:p text:style-name="P72"><text:tab/>{ </text:p>
      <text:p text:style-name="P72"><text:tab/><text:tab/>pos++;<text:tab/><text:tab/> </text:p>
      <text:p text:style-name="P72"><text:tab/><text:tab/>return DIGIT; </text:p>
      <text:p text:style-name="P72"><text:tab/>} </text:p>
      <text:p text:style-name="P72"><text:tab/>return c; </text:p>
      <text:p text:style-name="P72">}</text:p>
      <text:p text:style-name="P72"/>
      <text:p text:style-name="P90"><text:span text:style-name="T395">NOTE: </text:span><text:span text:style-name="T290">Every time a number is found in the input stream, </text:span><text:span text:style-name="T20">yylex()</text:span><text:span text:style-name="T290"> </text:span><text:span text:style-name="T396">increments pos and </text:span><text:span text:style-name="T290">returns a token </text:span><text:span text:style-name="T20">DIGIT</text:span><text:span text:style-name="T290"> to </text:span><text:span text:style-name="T20">yyparse()</text:span><text:span text:style-name="T290">. If any character other than a number is found, </text:span><text:span text:style-name="T20">yylex()</text:span><text:span text:style-name="T290"> </text:span><text:span text:style-name="T396">simply </text:span><text:span text:style-name="T290">returns the character itself to </text:span><text:span text:style-name="T20">yyparse()</text:span><text:span text:style-name="T290">. </text:span><text:span text:style-name="T395">I</text:span><text:span text:style-name="T384">n the process </text:span><text:span text:style-name="T395">of returning </text:span><text:span text:style-name="T55">DIGIT</text:span><text:span text:style-name="T395"> to yyparse(), </text:span><text:span text:style-name="T384"><text:s/>yylex() increments the value of pos. </text:span><text:span text:style-name="T382">As it was initialized to 0, </text:span><text:span text:style-name="T402">after returning DIGIT</text:span><text:span text:style-name="T382"> pos holds the value 1. </text:span></text:p>
      <text:p text:style-name="P147"><text:span text:style-name="T146"/></text:p>
      <text:p text:style-name="P147"><text:span text:style-name="T146">The input is copied into an input buffer terminated by a $ and the stack is </text:span><text:span text:style-name="T147">initialized</text:span><text:span text:style-name="T146"> with the end-marker $. </text:span><text:span text:style-name="T143">Initial configuration of the parser: </text:span></text:p>
      <text:p text:style-name="P148"><text:span text:style-name="T144"><text:tab/>STACK:<text:tab/><text:tab/></text:span><text:span text:style-name="T145">$</text:span><text:span text:style-name="T144"><text:tab/><text:tab/><text:tab/><text:tab/>I/P BUFFER:<text:tab/></text:span><text:span text:style-name="T145">2+3 $</text:span></text:p>
      <text:p text:style-name="P149"><text:span text:style-name="T146">The parser uses shift-reduce parsing methodology to arrive at the final accepting configuration (Note that an accepting configuration indicates successful parsing):</text:span></text:p>
      <text:p text:style-name="P149"><text:soft-page-break/><text:span text:style-name="T144"><text:tab/>STACK:<text:tab/><text:tab/></text:span><text:span text:style-name="T145">$ </text:span><text:span text:style-name="T148">start</text:span><text:span text:style-name="T144"><text:tab/><text:tab/><text:tab/>I/P BUFFER:<text:tab/></text:span><text:span text:style-name="T145">$</text:span></text:p>
      <text:p text:style-name="P148"><text:span text:style-name="T145"/></text:p>
      <text:p text:style-name="P165"><text:span text:style-name="T412"/></text:p>
      <text:p text:style-name="P160"><text:span text:style-name="T413">At every step of parsing, yyparse() calls yylex() for reading the input buffer. </text:span></text:p>
      <text:p text:style-name="P160"><text:span text:style-name="T413"/></text:p>
      <text:p text:style-name="P161"><text:span text:style-name="T414"><text:tab/>STACK: <text:tab/><text:tab/>$</text:span></text:p>
      <text:p text:style-name="P161"><text:span text:style-name="T414"><text:tab/>I/P BUFFER: <text:tab/>2+3 $</text:span></text:p>
      <text:p text:style-name="P160"><text:span text:style-name="T413"/></text:p>
      <text:p text:style-name="P162"><text:span text:style-name="T415">yylex() reads 2 and returns DIGIT to yyparse(). </text:span><text:span text:style-name="T416">Yyparse() shifts DIGIT to the stack.</text:span></text:p>
      <text:p text:style-name="P162"><text:span text:style-name="T415"/></text:p>
      <text:p text:style-name="P162"><text:span text:style-name="T415"><text:tab/>STACK: <text:tab/><text:tab/>$ DIGIT</text:span></text:p>
      <text:p text:style-name="P162"><text:span text:style-name="T415"><text:tab/>I/P BUFER: <text:tab/>+3 $</text:span></text:p>
      <text:p text:style-name="P163"><text:span text:style-name="T416"/></text:p>
      <text:p text:style-name="P163"><text:span text:style-name="T416">Now, the parser reduces the handle DIGIT to expr, as DIGIT matches the body of the production expr: DIGIT.</text:span></text:p>
      <text:p text:style-name="P163"><text:span text:style-name="T416"/></text:p>
      <text:p text:style-name="P163"><text:span text:style-name="T416"><text:tab/></text:span><text:span text:style-name="T407">STACK:<text:tab/></text:span><text:span text:style-name="T416"><text:tab/></text:span><text:span text:style-name="T408">$ </text:span><text:span text:style-name="T416">expr</text:span><text:span text:style-name="T407"><text:tab/><text:tab/></text:span></text:p>
      <text:p text:style-name="P150"><text:span text:style-name="T144"><text:tab/>I/P BUFFER:<text:tab/></text:span><text:span text:style-name="T145">+3 $</text:span></text:p>
      <text:p text:style-name="P151"><text:span text:style-name="T149"/></text:p>
      <text:p text:style-name="P152"><text:span text:style-name="T149">For every handle reduced by the parser, the corresponding action of the handle's production is executed. As a result the parser </text:span><text:span text:style-name="T150">executes </text:span><text:span text:style-name="T375">printf("NUM%d ",pos</text:span><text:span text:style-name="T418">)</text:span><text:span text:style-name="T375"> </text:span><text:span text:style-name="T150">and</text:span><text:span text:style-name="T417"> </text:span><text:span text:style-name="T149">prints NUM1 on the screen. </text:span><text:span text:style-name="T151">At the second call yylex() returns '+' (Note that yyparse() invokes yylex() repeatedly till the end of input is encountered i.e. $ is encountered </text:span><text:span text:style-name="T152">in the input</text:span><text:span text:style-name="T151">). </text:span><text:span text:style-name="T153">yyparse() then shifts </text:span><text:span text:style-name="T154">'</text:span><text:span text:style-name="T153">+</text:span><text:span text:style-name="T154">'</text:span><text:span text:style-name="T153"> to the stack.</text:span></text:p>
      <text:p text:style-name="P164"><text:span text:style-name="T413"><text:s/><text:tab/></text:span></text:p>
      <text:p text:style-name="P164"><text:soft-page-break/><text:span text:style-name="T413"><text:tab/></text:span><text:span text:style-name="T407">STACK:<text:tab/></text:span><text:span text:style-name="T416"><text:tab/></text:span><text:span text:style-name="T408">$ </text:span><text:span text:style-name="T416">expr </text:span><text:span text:style-name="T419">+</text:span><text:span text:style-name="T407"><text:tab/><text:tab/></text:span></text:p>
      <text:p text:style-name="P153"><text:span text:style-name="T144"><text:tab/>I/P BUFFER:<text:tab/></text:span><text:span text:style-name="T145">3 $</text:span></text:p>
      <text:p text:style-name="P153"><text:span text:style-name="T145"/></text:p>
      <text:p text:style-name="P154"><text:span text:style-name="T154">At the third, invocation of yylex() by yyparse(), yylex() returns DIGIT on reading 3 from the buffer. </text:span><text:span text:style-name="T157">yyparse</text:span><text:span text:style-name="T156">() shifts DIGIT</text:span><text:span text:style-name="T154"> resulting in the configuration:</text:span></text:p>
      <text:p text:style-name="P154"><text:span text:style-name="T154"/></text:p>
      <text:p text:style-name="P154"><text:span text:style-name="T154"><text:tab/></text:span><text:span text:style-name="T144">STACK:<text:tab/></text:span><text:span text:style-name="T155"><text:tab/></text:span><text:span text:style-name="T145">$ </text:span><text:span text:style-name="T155">expr </text:span><text:span text:style-name="T154">+ </text:span><text:span text:style-name="T156">DIGIT</text:span><text:span text:style-name="T144"><text:tab/><text:tab/></text:span></text:p>
      <text:p text:style-name="P154"><text:span text:style-name="T144"><text:tab/>I/P BUFFER:<text:tab/></text:span><text:span text:style-name="T145">$</text:span></text:p>
      <text:p text:style-name="P154"><text:span text:style-name="T145"/></text:p>
      <text:p text:style-name="P155"><text:span text:style-name="T157">Now the handle DIGIT is reduced to expr, and as a result the action </text:span><text:span text:style-name="T375">printf("NUM%d ",pos</text:span><text:span text:style-name="T418">) </text:span><text:span text:style-name="T157">is executed, printing NUM2 on the screen. </text:span><text:span text:style-name="T158">Following the previous reduction, the configuration would be:</text:span></text:p>
      <text:p text:style-name="P155"><text:span text:style-name="T158"/></text:p>
      <text:p text:style-name="P156"><text:span text:style-name="T154"><text:tab/></text:span><text:span text:style-name="T144">STACK:<text:tab/></text:span><text:span text:style-name="T155"><text:tab/></text:span><text:span text:style-name="T145">$ </text:span><text:span text:style-name="T155">expr </text:span><text:span text:style-name="T154">+ </text:span><text:span text:style-name="T158">expr</text:span><text:span text:style-name="T144"><text:tab/><text:tab/></text:span></text:p>
      <text:p text:style-name="P156"><text:span text:style-name="T144"><text:tab/>I/P BUFFER:<text:tab/></text:span><text:span text:style-name="T145">$</text:span></text:p>
      <text:p text:style-name="P156"><text:span text:style-name="T145"/></text:p>
      <text:p text:style-name="P156"><text:span text:style-name="T158">The parser further reduces the handle expr + expr to expr, as the handle matches the body of the production </text:span></text:p>
      <text:p text:style-name="P157"><text:span text:style-name="T158">expr: expr '+' expr. </text:span><text:span text:style-name="T159">The corresponding action printf("+ ") is executed, thus printing + on the screen. <text:s/></text:span></text:p>
      <text:p text:style-name="P157"><text:span text:style-name="T154"/></text:p>
      <text:p text:style-name="P157"><text:span text:style-name="T154"><text:tab/></text:span><text:span text:style-name="T144">STACK:<text:tab/></text:span><text:span text:style-name="T155"><text:tab/></text:span><text:span text:style-name="T145">$ </text:span><text:span text:style-name="T155">expr</text:span><text:span text:style-name="T144"><text:tab/><text:tab/></text:span></text:p>
      <text:p text:style-name="P157"><text:span text:style-name="T144"><text:tab/>I/P BUFFER:<text:tab/></text:span><text:span text:style-name="T145">$</text:span></text:p>
      <text:p text:style-name="P157"><text:span text:style-name="T159"><text:s/></text:span></text:p>
      <text:p text:style-name="P157"><text:span text:style-name="T159">The handle expr is further reduced to start, </text:span><text:span text:style-name="T161">resulting in the accepting configuration.</text:span></text:p>
      <text:p text:style-name="P157"><text:span text:style-name="T154"/></text:p>
      <text:p text:style-name="P157"><text:soft-page-break/><text:span text:style-name="T154"><text:tab/></text:span><text:span text:style-name="T144">STACK:<text:tab/></text:span><text:span text:style-name="T155"><text:tab/></text:span><text:span text:style-name="T145">$ </text:span><text:span text:style-name="T159">start</text:span><text:span text:style-name="T144"><text:tab/><text:tab/></text:span></text:p>
      <text:p text:style-name="P157"><text:span text:style-name="T144"><text:tab/>I/P BUFFER:<text:tab/></text:span><text:span text:style-name="T145">$</text:span></text:p>
      <text:p text:style-name="P157"><text:span text:style-name="T159"/></text:p>
      <text:p text:style-name="P157"><text:span text:style-name="T159">And as the parser has reached the accepting configuration, yyparse() flags successful parsing by returning 0 to </text:span><text:span text:style-name="T160">the </text:span><text:span text:style-name="T409">main</text:span><text:span text:style-name="T410">()</text:span><text:span text:style-name="T159"> function. </text:span></text:p>
      <text:p text:style-name="P157"><text:span text:style-name="T159"/></text:p>
      <text:p text:style-name="P158"><text:span text:style-name="T161">A general</text:span><text:span text:style-name="T168">ized</text:span><text:span text:style-name="T161"> algorithm of yyparse() would look like:</text:span></text:p>
      <text:p text:style-name="P158"><text:span text:style-name="T421"/></text:p>
      <text:p text:style-name="P158"><text:span text:style-name="T421">Initialize the stack with the end-marker $</text:span></text:p>
      <text:p text:style-name="P170"><text:span text:style-name="T421">new_symbol = yylex()</text:span></text:p>
      <text:p text:style-name="P158"><text:span text:style-name="T421">while (</text:span><text:span text:style-name="T431">true</text:span><text:span text:style-name="T421">)</text:span></text:p>
      <text:p text:style-name="P158"><text:span text:style-name="T421"><text:tab/>switch(decision by shift-reduce parser)</text:span></text:p>
      <text:p text:style-name="P171"><text:span text:style-name="T421"><text:tab/><text:tab/>case '</text:span><text:span text:style-name="T422">reduce</text:span><text:span text:style-name="T421">':</text:span></text:p>
      <text:p text:style-name="P171"><text:span text:style-name="T421"><text:tab/><text:tab/><text:tab/></text:span><text:span text:style-name="T423">pop handle from stack</text:span></text:p>
      <text:p text:style-name="P159"><text:span text:style-name="T423"><text:tab/><text:tab/><text:tab/>push production head of the handle </text:span><text:span text:style-name="T424">to stack</text:span></text:p>
      <text:p text:style-name="P159"><text:span text:style-name="T424"><text:tab/><text:tab/><text:tab/></text:span><text:span text:style-name="T425">execute action corresponding to the handle's production</text:span></text:p>
      <text:p text:style-name="P159"><text:span text:style-name="T425"><text:tab/><text:tab/></text:span><text:span text:style-name="T426">case 'shift': </text:span></text:p>
      <text:p text:style-name="P159"><text:span text:style-name="T426"><text:tab/><text:tab/><text:tab/>push new_symbol to stack</text:span></text:p>
      <text:p text:style-name="P159"><text:span text:style-name="T426"><text:tab/><text:tab/><text:tab/>new_symbol = yylex()</text:span></text:p>
      <text:p text:style-name="P159"><text:span text:style-name="T426"><text:tab/><text:tab/></text:span><text:span text:style-name="T427">case 'accept':</text:span></text:p>
      <text:p text:style-name="P159"><text:span text:style-name="T427"><text:tab/><text:tab/><text:tab/>return 0</text:span></text:p>
      <text:p text:style-name="P159"><text:span text:style-name="T427"><text:tab/><text:tab/>case 'error':</text:span></text:p>
      <text:p text:style-name="P159"><text:span text:style-name="T411"><text:tab/><text:tab/><text:tab/>return 1</text:span><text:span text:style-name="T163"><text:tab/></text:span><text:span text:style-name="T161"> <text:s/></text:span></text:p>
      <text:p text:style-name="P156"><text:span text:style-name="T145"/></text:p>
      <text:p text:style-name="P111">----------------------------------------------------------------------------------------------------</text:p>
      <text:p text:style-name="P91"/>
      <text:p text:style-name="P88"><text:span text:style-name="T327">T</text:span><text:span text:style-name="T289">he program </text:span><text:span text:style-name="T420">prints</text:span><text:span text:style-name="T289"> </text:span><text:span text:style-name="T420">the structure of the </text:span><text:span text:style-name="T289">postfix expression and not the postfix expression itself. </text:span><text:span text:style-name="T291">For the parser to print the postfix expression it would need the value associated with every </text:span><text:span text:style-name="T21">DIGIT</text:span><text:span text:style-name="T291"> token. <text:s/></text:span><text:span text:style-name="T293">For example, the value associated with the token </text:span><text:span text:style-name="T22">NUM</text:span><text:span text:style-name="T293"> in the first sample input/output is 2. </text:span><text:span text:style-name="T294">The value associated with </text:span><text:span text:style-name="T296">a</text:span><text:span text:style-name="T294"> token is called an </text:span><text:soft-page-break/><text:span text:style-name="T76">attribute.</text:span></text:p>
      <text:p text:style-name="P92"/>
      <text:p text:style-name="P88"><text:span text:style-name="T291"><text:tab/>In the above program </text:span><text:span text:style-name="T21">yylex()</text:span><text:span text:style-name="T291"> simply returns the token DIGIT to </text:span><text:span text:style-name="T21">yyparse()</text:span><text:span text:style-name="T291"> and does not return </text:span><text:span text:style-name="T295">any</text:span><text:span text:style-name="T291"> value associated with it. In order to facilitate this, there must </text:span><text:span text:style-name="T292">b</text:span><text:span text:style-name="T291">e some method to </text:span><text:span text:style-name="T298">return</text:span><text:span text:style-name="T291"> </text:span><text:span text:style-name="T297">an </text:span><text:span text:style-name="T291">attribute along with the token from </text:span><text:span text:style-name="T21">yylex()</text:span><text:span text:style-name="T291"> to </text:span><text:span text:style-name="T21">yyparse()</text:span><text:span text:style-name="T291">. This can be achieved </text:span><text:span text:style-name="T325">using</text:span><text:span text:style-name="T291"> a variable called </text:span><text:span text:style-name="T21">yylval</text:span><text:span text:style-name="T291">. </text:span><text:span text:style-name="T299">The next program </text:span><text:span text:style-name="T299">shows how it is done.</text:span></text:p>
      <text:p text:style-name="P93"/>
      <text:p text:style-name="P126"/>
      <text:p text:style-name="P121"><text:span text:style-name="T300">4.<text:tab/>The Infix to Postfix program, </text:span><text:span text:style-name="T301">revised</text:span></text:p>
      <text:p text:style-name="P127"/>
      <text:p text:style-name="P129">%{ </text:p>
      <text:p text:style-name="P129"/>
      <text:p text:style-name="P129">#include &lt;stdio.h&gt; </text:p>
      <text:p text:style-name="P129"/>
      <text:p text:style-name="P129">%} </text:p>
      <text:p text:style-name="P129"/>
      <text:p text:style-name="P129">%token DIGIT </text:p>
      <text:p text:style-name="P129"/>
      <text:p text:style-name="P129">%% </text:p>
      <text:p text:style-name="P129"/>
      <text:p text:style-name="P129">start : expr '\n'<text:tab/><text:tab/><text:tab/>{printf("\nComplete");exit(1);} </text:p>
      <text:p text:style-name="P129"><text:tab/>; </text:p>
      <text:p text:style-name="P129"/>
      <text:p text:style-name="P129">expr: <text:s/>expr '+' expr<text:tab/><text:tab/>{printf("+ ");} </text:p>
      <text:p text:style-name="P129"><text:tab/>| expr '*' expr<text:tab/><text:tab/>{printf("* ");} </text:p>
      <text:p text:style-name="P129"><text:tab/>| '(' expr ')'<text:tab/> </text:p>
      <text:p text:style-name="P129"><text:tab/>| DIGIT<text:tab/><text:tab/><text:tab/><text:tab/>{printf("%d ",$1);} </text:p>
      <text:p text:style-name="P129"><text:tab/>; </text:p>
      <text:p text:style-name="P129"/>
      <text:p text:style-name="P129">%% </text:p>
      <text:p text:style-name="P129"/>
      <text:p text:style-name="P129"/>
      <text:p text:style-name="P129"><text:soft-page-break/>yyerror() </text:p>
      <text:p text:style-name="P129">{ </text:p>
      <text:p text:style-name="P129"><text:tab/>printf("Error"); </text:p>
      <text:p text:style-name="P129">} </text:p>
      <text:p text:style-name="P129"/>
      <text:p text:style-name="P129">yylex() </text:p>
      <text:p text:style-name="P129">{ </text:p>
      <text:p text:style-name="P129"><text:tab/>int c; </text:p>
      <text:p text:style-name="P129"><text:tab/>c = getchar(); </text:p>
      <text:p text:style-name="P129"><text:tab/>if(isdigit(c)) </text:p>
      <text:p text:style-name="P129"><text:tab/>{ </text:p>
      <text:p text:style-name="P129"><text:tab/><text:tab/>yylval = c - '0'; </text:p>
      <text:p text:style-name="P129"><text:tab/><text:tab/>return DIGIT; </text:p>
      <text:p text:style-name="P129"><text:tab/><text:tab/> </text:p>
      <text:p text:style-name="P129"><text:tab/>} </text:p>
      <text:p text:style-name="P129"><text:tab/>return c; </text:p>
      <text:p text:style-name="P129">} </text:p>
      <text:p text:style-name="P129"/>
      <text:p text:style-name="P129">main() </text:p>
      <text:p text:style-name="P129">{ </text:p>
      <text:p text:style-name="P129"><text:tab/>yyparse(); </text:p>
      <text:p text:style-name="P129"><text:tab/>return 1; </text:p>
      <text:p text:style-name="P122"><text:span text:style-name="T302">}</text:span><text:span text:style-name="T300"> </text:span></text:p>
      <text:p text:style-name="P55"/>
      <text:p text:style-name="P55"/>
      <text:p text:style-name="P3"><text:span text:style-name="T210">yylval</text:span><text:span text:style-name="T218"> facilitates the use of attributes. </text:span><text:span text:style-name="T28">yylval</text:span><text:span text:style-name="T125"> </text:span><text:span text:style-name="T117">is a global variable </text:span><text:span text:style-name="T118">of the type </text:span><text:span text:style-name="T29">YYSTYPE</text:span><text:span text:style-name="T118"> </text:span><text:span text:style-name="T126">declared in y.tab.c</text:span><text:span text:style-name="T118">. </text:span><text:span text:style-name="T130">By default, </text:span><text:span text:style-name="T31">YYSTYPE</text:span><text:span text:style-name="T130"> is of the type </text:span><text:span text:style-name="T31">int</text:span><text:span text:style-name="T130">. This is evident </text:span><text:span text:style-name="T130">from the following code segment found in y.tab.c</text:span><text:span text:style-name="T127"> </text:span></text:p>
      <text:p text:style-name="P130"/>
      <text:p text:style-name="P130"><text:tab/>typedef int YYSTYPE; </text:p>
      <text:p text:style-name="P123"/>
      <text:p text:style-name="P4"><text:span text:style-name="T128">As a result, yylval (which is originally of the type YYSTYPE), has an </text:span><text:span text:style-name="T136">inferred</text:span><text:span text:style-name="T128"> type </text:span><text:span text:style-name="T30">int. </text:span><text:span text:style-name="T129">yylval</text:span><text:span text:style-name="T119"> is accessible by </text:span><text:span text:style-name="T23">yyparse()</text:span><text:span text:style-name="T119">, hence it helps in sharing </text:span><text:span text:style-name="T120">of data between </text:span><text:span text:style-name="T24">yylex()</text:span><text:span text:style-name="T120"> and </text:span><text:span text:style-name="T24">yyparse()</text:span><text:span text:style-name="T119">.</text:span><text:span text:style-name="T121"> </text:span><text:span text:style-name="T119">It</text:span><text:span text:style-name="T117"> is used to return other additional information about the </text:span><text:span text:style-name="T117">lexeme found to the parser </text:span><text:span text:style-name="T122">i.e.,</text:span><text:span text:style-name="T117"> </text:span><text:span text:style-name="T27">yylval</text:span><text:span text:style-name="T123"> is used to return an attribute in addition to </text:span><text:soft-page-break/><text:span text:style-name="T123">the token </text:span><text:span text:style-name="T124">to the parser</text:span><text:span text:style-name="T123">. </text:span></text:p>
      <text:p text:style-name="P5"/>
      <text:p text:style-name="P2"><text:span text:style-name="T304">In the above example</text:span><text:span text:style-name="T303">, </text:span><text:span text:style-name="T305">the </text:span><text:span text:style-name="T25">yylex()</text:span><text:span text:style-name="T306"> returns the token </text:span><text:span text:style-name="T25">DIGIT</text:span><text:span text:style-name="T306"> and the value of the token </text:span><text:span text:style-name="T307">in</text:span><text:span text:style-name="T306"> the following code segment </text:span><text:span text:style-name="T308">under definition of </text:span><text:span text:style-name="T26">yylex()</text:span><text:span text:style-name="T131">:</text:span></text:p>
      <text:p text:style-name="P128"><text:tab/><text:tab/></text:p>
      <text:p text:style-name="P128"><text:tab/><text:tab/>yylval = c - '0'; </text:p>
      <text:p text:style-name="P128"><text:tab/><text:tab/>return DIGIT;</text:p>
      <text:p text:style-name="P128"/>
      <text:p text:style-name="P116"><text:span text:style-name="T66">The attribute of a token can be accessed </text:span><text:span text:style-name="T67">in the action of a rule </text:span><text:span text:style-name="T66">using:</text:span></text:p>
      <text:p text:style-name="P116"><text:span text:style-name="T15">$&lt;position of </text:span><text:span text:style-name="T16">the </text:span><text:span text:style-name="T17">grammar symbol</text:span><text:span text:style-name="T15"> in body of production&gt;</text:span></text:p>
      <text:p text:style-name="P56"/>
      <text:p text:style-name="P94">Example:</text:p>
      <text:p text:style-name="P56"/>
      <text:p text:style-name="P57">expr: DIGIT<text:tab/><text:tab/>{printf(“%d”,$1);}</text:p>
      <text:p text:style-name="P95"/>
      <text:p text:style-name="P117"><text:span text:style-name="T67">The action prints the attribute associated with the token </text:span><text:span text:style-name="T18">DIGIT </text:span><text:span text:style-name="T68">obtained </text:span><text:span text:style-name="T69">through</text:span><text:span text:style-name="T19"> $1</text:span><text:span text:style-name="T67">.</text:span></text:p>
      <text:p text:style-name="P96"><text:s/></text:p>
      <text:p text:style-name="P8"><text:span text:style-name="T211">YYSTYPE</text:span><text:span text:style-name="T196"> can be defined to be of any </text:span><text:span text:style-name="T197">data </text:span><text:span text:style-name="T196">type by the </text:span><text:span text:style-name="T198">programmer</text:span><text:span text:style-name="T196">. </text:span><text:span text:style-name="T132">To </text:span><text:span text:style-name="T133">return an attribute of </text:span><text:span text:style-name="T134">a type other than int, </text:span><text:span text:style-name="T134">yylval maybe overridden by a user defined yylval in the auxiliary declarations section. </text:span><text:span text:style-name="T135">In order to return multiple attribute values for a token, it may be declared to be of the type </text:span><text:span text:style-name="T14">union</text:span><text:span text:style-name="T135">.</text:span></text:p>
      <text:p text:style-name="P6"/>
      <text:p text:style-name="P6">Example:</text:p>
      <text:p text:style-name="P7"/>
      <text:p text:style-name="P135">%{</text:p>
      <text:p text:style-name="P136"><text:tab/>#include&lt;stdio.h&gt;</text:p>
      <text:p text:style-name="P134"><text:span text:style-name="T309"><text:tab/></text:span><text:span text:style-name="T310">typedef union </text:span></text:p>
      <text:p text:style-name="P135"><text:tab/>{</text:p>
      <text:p text:style-name="P135"><text:tab/><text:tab/>int value;</text:p>
      <text:p text:style-name="P134"><text:span text:style-name="T309"><text:tab/><text:tab/>int </text:span><text:span text:style-name="T311">number_of_digits</text:span><text:span text:style-name="T309">;</text:span></text:p>
      <text:p text:style-name="P134"><text:soft-page-break/><text:span text:style-name="T309"><text:tab/>}</text:span><text:span text:style-name="T310">YYSTYPE</text:span><text:span text:style-name="T309">;</text:span></text:p>
      <text:p text:style-name="P134"><text:span text:style-name="T309"><text:tab/></text:span><text:span text:style-name="T312">YYSTYPE yylval;</text:span></text:p>
      <text:p text:style-name="P137"><text:span text:style-name="T88">%</text:span><text:span text:style-name="T89">}</text:span></text:p>
      <text:p text:style-name="P138"/>
      <text:p text:style-name="P135">%%</text:p>
      <text:p text:style-name="P134"/>
      <text:p text:style-name="P133"><text:tab/>/* <text:span text:style-name="T314">Rules */</text:span></text:p>
      <text:p text:style-name="P133">%%</text:p>
      <text:p text:style-name="P133"><text:tab/>/* <text:span text:style-name="T313">Auxiliary functions */</text:span></text:p>
      <text:p text:style-name="P73"/>
      <text:p text:style-name="P93"/>
      <text:p text:style-name="P93"/>
      <text:p text:style-name="P92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12-25T18:06:51</dc:date>
    <meta:editing-duration>P1DT5H13M38S</meta:editing-duration>
    <meta:editing-cycles>602</meta:editing-cycles>
    <meta:document-statistic meta:table-count="0" meta:image-count="0" meta:object-count="0" meta:page-count="18" meta:paragraph-count="253" meta:word-count="2721" meta:character-count="16350" meta:non-whitespace-character-count="13454"/>
  </office:meta>
</office:document-meta>
</file>